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084b0c"/>
    </style:style>
    <style:style style:name="P14" style:family="paragraph" style:parent-style-name="Standard">
      <style:paragraph-properties fo:line-height="150%"/>
      <style:text-properties officeooo:paragraph-rsid="004b746c"/>
    </style:style>
    <style:style style:name="P15" style:family="paragraph" style:parent-style-name="Standard">
      <style:paragraph-properties fo:line-height="150%"/>
      <style:text-properties fo:font-style="normal" officeooo:rsid="01bc8c1d" officeooo:paragraph-rsid="00589762" style:font-style-asian="normal" style:font-style-complex="normal"/>
    </style:style>
    <style:style style:name="P16"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17"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18" style:family="paragraph" style:parent-style-name="Text_20_body">
      <style:paragraph-properties fo:line-height="150%"/>
      <style:text-properties officeooo:paragraph-rsid="00084b0c"/>
    </style:style>
    <style:style style:name="P19" style:family="paragraph" style:parent-style-name="Text_20_body">
      <style:paragraph-properties fo:line-height="150%"/>
      <style:text-properties officeooo:paragraph-rsid="002c25a3"/>
    </style:style>
    <style:style style:name="P20" style:family="paragraph" style:parent-style-name="Text_20_body">
      <style:paragraph-properties fo:line-height="150%"/>
      <style:text-properties officeooo:paragraph-rsid="005edd2c"/>
    </style:style>
    <style:style style:name="P21" style:family="paragraph" style:parent-style-name="Text_20_body">
      <style:paragraph-properties fo:line-height="150%"/>
      <style:text-properties officeooo:paragraph-rsid="005cfc37"/>
    </style:style>
    <style:style style:name="P22" style:family="paragraph" style:parent-style-name="Text_20_body">
      <style:paragraph-properties fo:line-height="150%"/>
      <style:text-properties officeooo:paragraph-rsid="00659dbb"/>
    </style:style>
    <style:style style:name="P23" style:family="paragraph" style:parent-style-name="Text_20_body">
      <style:paragraph-properties fo:line-height="150%"/>
      <style:text-properties officeooo:paragraph-rsid="0068f452"/>
    </style:style>
    <style:style style:name="P24" style:family="paragraph" style:parent-style-name="Text_20_body">
      <style:paragraph-properties fo:line-height="150%"/>
      <style:text-properties officeooo:paragraph-rsid="0075f345"/>
    </style:style>
    <style:style style:name="P25" style:family="paragraph" style:parent-style-name="Text_20_body">
      <style:paragraph-properties fo:line-height="150%"/>
      <style:text-properties officeooo:paragraph-rsid="0081267a"/>
    </style:style>
    <style:style style:name="P26" style:family="paragraph" style:parent-style-name="Text_20_body">
      <style:paragraph-properties fo:line-height="150%"/>
      <style:text-properties officeooo:paragraph-rsid="0084211f"/>
    </style:style>
    <style:style style:name="P27" style:family="paragraph" style:parent-style-name="Text_20_body">
      <style:paragraph-properties fo:line-height="150%"/>
      <style:text-properties officeooo:paragraph-rsid="00084b0c" fo:background-color="transparent"/>
    </style:style>
    <style:style style:name="P28" style:family="paragraph" style:parent-style-name="Text_20_body">
      <style:paragraph-properties fo:line-height="150%"/>
      <style:text-properties officeooo:rsid="00c36f50" officeooo:paragraph-rsid="00084b0c" fo:background-color="transparent"/>
    </style:style>
    <style:style style:name="P29" style:family="paragraph" style:parent-style-name="Text_20_body">
      <style:paragraph-properties fo:line-height="150%"/>
      <style:text-properties officeooo:rsid="0021a518" officeooo:paragraph-rsid="00084b0c" fo:background-color="transparent"/>
    </style:style>
    <style:style style:name="P30"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31" style:family="paragraph" style:parent-style-name="Text_20_body">
      <style:paragraph-properties fo:line-height="150%"/>
      <style:text-properties officeooo:rsid="01c22af0" officeooo:paragraph-rsid="00084b0c"/>
    </style:style>
    <style:style style:name="P32" style:family="paragraph" style:parent-style-name="Text_20_body">
      <style:paragraph-properties fo:line-height="150%"/>
      <style:text-properties fo:font-style="normal" officeooo:paragraph-rsid="00084b0c" style:font-style-asian="normal" style:font-style-complex="normal"/>
    </style:style>
    <style:style style:name="P33" style:family="paragraph" style:parent-style-name="Text_20_body">
      <style:paragraph-properties fo:line-height="150%"/>
      <style:text-properties fo:font-style="normal" officeooo:rsid="01c974c6" officeooo:paragraph-rsid="00084b0c" style:font-style-asian="normal" style:font-style-complex="normal"/>
    </style:style>
    <style:style style:name="P34" style:family="paragraph" style:parent-style-name="Text_20_body">
      <style:paragraph-properties fo:line-height="150%"/>
      <style:text-properties fo:font-style="normal" officeooo:rsid="01c577bd" officeooo:paragraph-rsid="00084b0c" style:font-style-asian="normal" style:font-style-complex="normal"/>
    </style:style>
    <style:style style:name="P35" style:family="paragraph" style:parent-style-name="Text_20_body">
      <style:paragraph-properties fo:line-height="150%"/>
      <style:text-properties fo:font-style="normal" officeooo:rsid="01cfd0ad" officeooo:paragraph-rsid="00084b0c" style:font-style-asian="normal" style:font-style-complex="normal"/>
    </style:style>
    <style:style style:name="P36" style:family="paragraph" style:parent-style-name="Text_20_body">
      <style:paragraph-properties fo:line-height="150%"/>
      <style:text-properties fo:font-style="normal" officeooo:rsid="01c22af0" officeooo:paragraph-rsid="005edd2c" style:font-style-asian="normal" style:font-style-complex="normal"/>
    </style:style>
    <style:style style:name="P37" style:family="paragraph" style:parent-style-name="Text_20_body">
      <style:text-properties officeooo:paragraph-rsid="001d6a5d"/>
    </style:style>
    <style:style style:name="P38" style:family="paragraph" style:parent-style-name="Text_20_body">
      <style:text-properties officeooo:paragraph-rsid="00084b0c"/>
    </style:style>
    <style:style style:name="P39"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40" style:family="paragraph" style:parent-style-name="Heading_20_2" style:master-page-name="">
      <style:paragraph-properties fo:line-height="150%" style:page-number="auto" fo:break-before="page"/>
      <style:text-properties officeooo:paragraph-rsid="00084b0c"/>
    </style:style>
    <style:style style:name="P41" style:family="paragraph" style:parent-style-name="Standard" style:list-style-name="L1">
      <style:paragraph-properties fo:line-height="150%"/>
      <style:text-properties officeooo:paragraph-rsid="00084b0c"/>
    </style:style>
    <style:style style:name="P42" style:family="paragraph" style:parent-style-name="Standard">
      <style:paragraph-properties fo:line-height="150%">
        <style:tab-stops/>
      </style:paragraph-properties>
      <style:text-properties officeooo:paragraph-rsid="0045f49d"/>
    </style:style>
    <style:style style:name="P43" style:family="paragraph" style:parent-style-name="Standard">
      <style:paragraph-properties fo:line-height="150%">
        <style:tab-stops/>
      </style:paragraph-properties>
      <style:text-properties officeooo:paragraph-rsid="00084b0c"/>
    </style:style>
    <style:style style:name="P44" style:family="paragraph" style:parent-style-name="Standard">
      <style:paragraph-properties fo:line-height="150%">
        <style:tab-stops/>
      </style:paragraph-properties>
      <style:text-properties officeooo:paragraph-rsid="00084b0c"/>
    </style:style>
    <style:style style:name="P45" style:family="paragraph" style:parent-style-name="Standard">
      <style:paragraph-properties fo:line-height="150%">
        <style:tab-stops/>
      </style:paragraph-properties>
      <style:text-properties officeooo:paragraph-rsid="00a518f5"/>
    </style:style>
    <style:style style:name="P46" style:family="paragraph" style:parent-style-name="Standard">
      <style:paragraph-properties fo:line-height="150%">
        <style:tab-stops/>
      </style:paragraph-properties>
      <style:text-properties officeooo:paragraph-rsid="00ca8af3"/>
    </style:style>
    <style:style style:name="P47" style:family="paragraph" style:parent-style-name="Standard">
      <style:paragraph-properties fo:line-height="150%">
        <style:tab-stops/>
      </style:paragraph-properties>
      <style:text-properties officeooo:paragraph-rsid="00cfea1c"/>
    </style:style>
    <style:style style:name="P48" style:family="paragraph" style:parent-style-name="Standard">
      <style:paragraph-properties fo:line-height="150%">
        <style:tab-stops/>
      </style:paragraph-properties>
      <style:text-properties officeooo:paragraph-rsid="00d77861"/>
    </style:style>
    <style:style style:name="P49" style:family="paragraph" style:parent-style-name="Standard" style:list-style-name="L1">
      <style:paragraph-properties fo:line-height="150%"/>
      <style:text-properties officeooo:rsid="010f6cad" officeooo:paragraph-rsid="00084b0c"/>
    </style:style>
    <style:style style:name="P50" style:family="paragraph" style:parent-style-name="Standard" style:list-style-name="L1">
      <style:paragraph-properties fo:line-height="150%"/>
      <style:text-properties officeooo:rsid="011c5c4d" officeooo:paragraph-rsid="00084b0c"/>
    </style:style>
    <style:style style:name="P51" style:family="paragraph" style:parent-style-name="Standard">
      <style:paragraph-properties fo:line-height="150%"/>
      <style:text-properties fo:font-style="normal" officeooo:rsid="00486ee6" officeooo:paragraph-rsid="0045f49d" style:font-style-asian="normal" style:font-style-complex="normal"/>
    </style:style>
    <style:style style:name="P52" style:family="paragraph" style:parent-style-name="Standard">
      <style:paragraph-properties fo:line-height="150%"/>
      <style:text-properties fo:font-style="normal" officeooo:rsid="01bc8c1d" officeooo:paragraph-rsid="004a44e4" style:font-style-asian="normal" style:font-style-complex="normal"/>
    </style:style>
    <style:style style:name="P53" style:family="paragraph" style:parent-style-name="Standard">
      <style:paragraph-properties fo:line-height="150%">
        <style:tab-stops/>
      </style:paragraph-properties>
      <style:text-properties officeooo:rsid="01a641f6" officeooo:paragraph-rsid="002b4b87"/>
    </style:style>
    <style:style style:name="P54" style:family="paragraph" style:parent-style-name="Standard">
      <style:paragraph-properties fo:line-height="150%">
        <style:tab-stops/>
      </style:paragraph-properties>
      <style:text-properties officeooo:rsid="002be240" officeooo:paragraph-rsid="002be240"/>
    </style:style>
    <style:style style:name="P55" style:family="paragraph" style:parent-style-name="Standard">
      <style:paragraph-properties fo:line-height="150%">
        <style:tab-stops/>
      </style:paragraph-properties>
      <style:text-properties officeooo:rsid="002be240" officeooo:paragraph-rsid="00397b5c"/>
    </style:style>
    <style:style style:name="P56" style:family="paragraph" style:parent-style-name="Text_20_body">
      <style:paragraph-properties fo:line-height="150%" fo:break-before="page">
        <style:tab-stops/>
      </style:paragraph-properties>
      <style:text-properties style:font-name="Liberation Sans" fo:font-size="16.1000003814697pt" fo:font-weight="bold" officeooo:rsid="0012993d" officeooo:paragraph-rsid="001e8c64" style:font-name-asian="Noto Sans CJK SC" style:font-size-asian="16.1000003814697pt" style:font-weight-asian="bold" style:font-name-complex="Lohit Devanagari" style:font-size-complex="16.1000003814697pt" style:font-weight-complex="bold"/>
    </style:style>
    <style:style style:name="P57" style:family="paragraph" style:parent-style-name="Text_20_body" style:list-style-name="L2">
      <style:text-properties officeooo:paragraph-rsid="001d6a5d"/>
    </style:style>
    <style:style style:name="P58" style:family="paragraph" style:parent-style-name="Text_20_body" style:list-style-name="L3">
      <style:text-properties officeooo:paragraph-rsid="001d6a5d"/>
    </style:style>
    <style:style style:name="P59" style:family="paragraph" style:parent-style-name="Text_20_body">
      <style:paragraph-properties fo:line-height="150%"/>
      <style:text-properties officeooo:paragraph-rsid="00084b0c"/>
    </style:style>
    <style:style style:name="P60" style:family="paragraph" style:parent-style-name="Text_20_body">
      <style:paragraph-properties fo:line-height="150%">
        <style:tab-stops/>
      </style:paragraph-properties>
      <style:text-properties officeooo:paragraph-rsid="001e8c64"/>
    </style:style>
    <style:style style:name="P61" style:family="paragraph" style:parent-style-name="Text_20_body">
      <style:paragraph-properties fo:line-height="150%"/>
      <style:text-properties officeooo:paragraph-rsid="00b7f56e"/>
    </style:style>
    <style:style style:name="P62" style:family="paragraph" style:parent-style-name="Text_20_body">
      <style:paragraph-properties fo:line-height="150%"/>
      <style:text-properties officeooo:paragraph-rsid="0095eceb" fo:background-color="#dee6ef"/>
    </style:style>
    <style:style style:name="P63" style:family="paragraph" style:parent-style-name="Text_20_body">
      <style:paragraph-properties fo:line-height="150%"/>
      <style:text-properties officeooo:paragraph-rsid="00915906" fo:background-color="#dee6ef"/>
    </style:style>
    <style:style style:name="P64" style:family="paragraph" style:parent-style-name="Text_20_body">
      <style:paragraph-properties fo:line-height="150%">
        <style:tab-stops/>
      </style:paragraph-properties>
      <style:text-properties officeooo:rsid="00abb4cf" officeooo:paragraph-rsid="00abb4cf"/>
    </style:style>
    <style:style style:name="P65" style:family="paragraph" style:parent-style-name="Text_20_body">
      <style:paragraph-properties fo:line-height="150%">
        <style:tab-stops/>
      </style:paragraph-properties>
      <style:text-properties officeooo:rsid="00bbbca3" officeooo:paragraph-rsid="00bbbca3"/>
    </style:style>
    <style:style style:name="P66" style:family="paragraph" style:parent-style-name="Text_20_body" style:list-style-name="L2">
      <style:paragraph-properties fo:margin-top="0cm" fo:margin-bottom="0cm" loext:contextual-spacing="false"/>
      <style:text-properties officeooo:paragraph-rsid="001d6a5d"/>
    </style:style>
    <style:style style:name="P67" style:family="paragraph" style:parent-style-name="Text_20_body" style:list-style-name="L3">
      <style:paragraph-properties fo:margin-top="0cm" fo:margin-bottom="0cm" loext:contextual-spacing="false"/>
      <style:text-properties officeooo:paragraph-rsid="001d6a5d"/>
    </style:style>
    <style:style style:name="P68" style:family="paragraph" style:parent-style-name="Text_20_body">
      <style:paragraph-properties fo:margin-top="0cm" fo:margin-bottom="0cm" loext:contextual-spacing="false" fo:line-height="150%">
        <style:tab-stops/>
      </style:paragraph-properties>
      <style:text-properties officeooo:paragraph-rsid="00084b0c"/>
    </style:style>
    <style:style style:name="P69" style:family="paragraph" style:parent-style-name="Text_20_body" style:master-page-name="">
      <style:paragraph-properties fo:line-height="150%" style:page-number="auto">
        <style:tab-stops/>
      </style:paragraph-properties>
      <style:text-properties officeooo:paragraph-rsid="00084b0c"/>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fb3f31" fo:background-color="transparent" loext:char-shading-value="0"/>
    </style:style>
    <style:style style:name="T5" style:family="text">
      <style:text-properties officeooo:rsid="007294e9" fo:background-color="transparent" loext:char-shading-value="0"/>
    </style:style>
    <style:style style:name="T6" style:family="text">
      <style:text-properties officeooo:rsid="0021a518" fo:background-color="transparent" loext:char-shading-value="0"/>
    </style:style>
    <style:style style:name="T7" style:family="text">
      <style:text-properties officeooo:rsid="01815da6" fo:background-color="transparent" loext:char-shading-value="0"/>
    </style:style>
    <style:style style:name="T8" style:family="text">
      <style:text-properties officeooo:rsid="0139df1d" fo:background-color="transparent" loext:char-shading-value="0"/>
    </style:style>
    <style:style style:name="T9" style:family="text">
      <style:text-properties officeooo:rsid="0193e6e2" fo:background-color="transparent" loext:char-shading-value="0"/>
    </style:style>
    <style:style style:name="T10" style:family="text">
      <style:text-properties officeooo:rsid="0194436e" fo:background-color="transparent" loext:char-shading-value="0"/>
    </style:style>
    <style:style style:name="T11" style:family="text">
      <style:text-properties officeooo:rsid="01928a88" fo:background-color="transparent" loext:char-shading-value="0"/>
    </style:style>
    <style:style style:name="T12" style:family="text">
      <style:text-properties officeooo:rsid="0192dded" fo:background-color="transparent" loext:char-shading-value="0"/>
    </style:style>
    <style:style style:name="T13" style:family="text">
      <style:text-properties officeooo:rsid="0187360e" fo:background-color="transparent" loext:char-shading-value="0"/>
    </style:style>
    <style:style style:name="T14" style:family="text">
      <style:text-properties officeooo:rsid="013a7cd0" fo:background-color="transparent" loext:char-shading-value="0"/>
    </style:style>
    <style:style style:name="T15" style:family="text">
      <style:text-properties officeooo:rsid="002ca2f3" fo:background-color="transparent" loext:char-shading-value="0"/>
    </style:style>
    <style:style style:name="T16" style:family="text">
      <style:text-properties officeooo:rsid="01a25bb6" fo:background-color="transparent" loext:char-shading-value="0"/>
    </style:style>
    <style:style style:name="T17" style:family="text">
      <style:text-properties officeooo:rsid="00ecc727" fo:background-color="transparent" loext:char-shading-value="0"/>
    </style:style>
    <style:style style:name="T18" style:family="text">
      <style:text-properties officeooo:rsid="00ee76af" fo:background-color="transparent" loext:char-shading-value="0"/>
    </style:style>
    <style:style style:name="T19" style:family="text">
      <style:text-properties officeooo:rsid="01b1fe37" fo:background-color="transparent" loext:char-shading-value="0"/>
    </style:style>
    <style:style style:name="T20" style:family="text">
      <style:text-properties officeooo:rsid="018b42ee" fo:background-color="transparent" loext:char-shading-value="0"/>
    </style:style>
    <style:style style:name="T21" style:family="text">
      <style:text-properties officeooo:rsid="021aae82" fo:background-color="transparent" loext:char-shading-value="0"/>
    </style:style>
    <style:style style:name="T22" style:family="text">
      <style:text-properties officeooo:rsid="021ade43" fo:background-color="transparent" loext:char-shading-value="0"/>
    </style:style>
    <style:style style:name="T23" style:family="text">
      <style:text-properties officeooo:rsid="020b2890" fo:background-color="transparent" loext:char-shading-value="0"/>
    </style:style>
    <style:style style:name="T24" style:family="text">
      <style:text-properties officeooo:rsid="020c1aa3" fo:background-color="transparent" loext:char-shading-value="0"/>
    </style:style>
    <style:style style:name="T25" style:family="text">
      <style:text-properties officeooo:rsid="00126b2f" fo:background-color="transparent" loext:char-shading-value="0"/>
    </style:style>
    <style:style style:name="T26" style:family="text">
      <style:text-properties officeooo:rsid="002c25a3" fo:background-color="transparent" loext:char-shading-value="0"/>
    </style:style>
    <style:style style:name="T27" style:family="text">
      <style:text-properties officeooo:rsid="002cc2de" fo:background-color="transparent" loext:char-shading-value="0"/>
    </style:style>
    <style:style style:name="T28" style:family="text">
      <style:text-properties officeooo:rsid="002ce50a" fo:background-color="transparent" loext:char-shading-value="0"/>
    </style:style>
    <style:style style:name="T29" style:family="text">
      <style:text-properties officeooo:rsid="002ebe5f" fo:background-color="transparent" loext:char-shading-value="0"/>
    </style:style>
    <style:style style:name="T30" style:family="text">
      <style:text-properties officeooo:rsid="002f483f" fo:background-color="transparent" loext:char-shading-value="0"/>
    </style:style>
    <style:style style:name="T31" style:family="text">
      <style:text-properties officeooo:rsid="0031266e" fo:background-color="transparent" loext:char-shading-value="0"/>
    </style:style>
    <style:style style:name="T32" style:family="text">
      <style:text-properties officeooo:rsid="0033763f" fo:background-color="transparent" loext:char-shading-value="0"/>
    </style:style>
    <style:style style:name="T33" style:family="text">
      <style:text-properties officeooo:rsid="001d8182" fo:background-color="transparent" loext:char-shading-value="0"/>
    </style:style>
    <style:style style:name="T34" style:family="text">
      <style:text-properties officeooo:rsid="004b746c" fo:background-color="transparent" loext:char-shading-value="0"/>
    </style:style>
    <style:style style:name="T35" style:family="text">
      <style:text-properties officeooo:rsid="004db134" fo:background-color="transparent" loext:char-shading-value="0"/>
    </style:style>
    <style:style style:name="T36" style:family="text">
      <style:text-properties officeooo:rsid="0051d219" fo:background-color="transparent" loext:char-shading-value="0"/>
    </style:style>
    <style:style style:name="T37" style:family="text">
      <style:text-properties officeooo:rsid="0051ebb3" fo:background-color="transparent" loext:char-shading-value="0"/>
    </style:style>
    <style:style style:name="T38" style:family="text">
      <style:text-properties officeooo:rsid="005212bd" fo:background-color="transparent" loext:char-shading-value="0"/>
    </style:style>
    <style:style style:name="T39" style:family="text">
      <style:text-properties officeooo:rsid="005284e0" fo:background-color="transparent" loext:char-shading-value="0"/>
    </style:style>
    <style:style style:name="T40" style:family="text">
      <style:text-properties officeooo:rsid="00560781" fo:background-color="transparent" loext:char-shading-value="0"/>
    </style:style>
    <style:style style:name="T41" style:family="text">
      <style:text-properties officeooo:rsid="016cc64a" fo:background-color="transparent" loext:char-shading-value="0"/>
    </style:style>
    <style:style style:name="T42" style:family="text">
      <style:text-properties officeooo:rsid="008aa8b9" fo:background-color="transparent" loext:char-shading-value="0"/>
    </style:style>
    <style:style style:name="T43" style:family="text">
      <style:text-properties officeooo:rsid="01685801" fo:background-color="transparent" loext:char-shading-value="0"/>
    </style:style>
    <style:style style:name="T44" style:family="text">
      <style:text-properties officeooo:rsid="00aa8735" fo:background-color="transparent" loext:char-shading-value="0"/>
    </style:style>
    <style:style style:name="T45" style:family="text">
      <style:text-properties officeooo:rsid="0072252c" fo:background-color="transparent" loext:char-shading-value="0"/>
    </style:style>
    <style:style style:name="T46" style:family="text">
      <style:text-properties officeooo:rsid="016baf72" fo:background-color="transparent" loext:char-shading-value="0"/>
    </style:style>
    <style:style style:name="T47" style:family="text">
      <style:text-properties officeooo:rsid="0073a3fb" fo:background-color="transparent" loext:char-shading-value="0"/>
    </style:style>
    <style:style style:name="T48" style:family="text">
      <style:text-properties officeooo:rsid="003ebc49" fo:background-color="transparent" loext:char-shading-value="0"/>
    </style:style>
    <style:style style:name="T49" style:family="text">
      <style:text-properties officeooo:rsid="000cd2c8" fo:background-color="transparent" loext:char-shading-value="0"/>
    </style:style>
    <style:style style:name="T50" style:family="text">
      <style:text-properties officeooo:rsid="00a9445a" fo:background-color="transparent" loext:char-shading-value="0"/>
    </style:style>
    <style:style style:name="T51" style:family="text">
      <style:text-properties officeooo:rsid="00747a60" fo:background-color="transparent" loext:char-shading-value="0"/>
    </style:style>
    <style:style style:name="T52" style:family="text">
      <style:text-properties officeooo:rsid="020b5f5c" fo:background-color="transparent" loext:char-shading-value="0"/>
    </style:style>
    <style:style style:name="T53" style:family="text">
      <style:text-properties officeooo:rsid="020e0983" fo:background-color="transparent" loext:char-shading-value="0"/>
    </style:style>
    <style:style style:name="T54" style:family="text">
      <style:text-properties officeooo:rsid="020e2338" fo:background-color="transparent" loext:char-shading-value="0"/>
    </style:style>
    <style:style style:name="T55" style:family="text">
      <style:text-properties officeooo:rsid="02175d5e" fo:background-color="transparent" loext:char-shading-value="0"/>
    </style:style>
    <style:style style:name="T56" style:family="text">
      <style:text-properties officeooo:rsid="0213cdb9" fo:background-color="transparent" loext:char-shading-value="0"/>
    </style:style>
    <style:style style:name="T57" style:family="text">
      <style:text-properties officeooo:rsid="008ace15" fo:background-color="transparent" loext:char-shading-value="0"/>
    </style:style>
    <style:style style:name="T58" style:family="text">
      <style:text-properties officeooo:rsid="0214d7d7" fo:background-color="transparent" loext:char-shading-value="0"/>
    </style:style>
    <style:style style:name="T59" style:family="text">
      <style:text-properties officeooo:rsid="02186c98" fo:background-color="transparent" loext:char-shading-value="0"/>
    </style:style>
    <style:style style:name="T60" style:family="text">
      <style:text-properties officeooo:rsid="021900d4" fo:background-color="transparent" loext:char-shading-value="0"/>
    </style:style>
    <style:style style:name="T61" style:family="text">
      <style:text-properties officeooo:rsid="000e6bdd" fo:background-color="transparent" loext:char-shading-value="0"/>
    </style:style>
    <style:style style:name="T62" style:family="text">
      <style:text-properties officeooo:rsid="00bbbca3" fo:background-color="transparent" loext:char-shading-value="0"/>
    </style:style>
    <style:style style:name="T63" style:family="text">
      <style:text-properties officeooo:rsid="00bcd9a2" fo:background-color="transparent" loext:char-shading-value="0"/>
    </style:style>
    <style:style style:name="T64" style:family="text">
      <style:text-properties officeooo:rsid="00bd61ed" fo:background-color="transparent" loext:char-shading-value="0"/>
    </style:style>
    <style:style style:name="T65" style:family="text">
      <style:text-properties officeooo:rsid="00be1738" fo:background-color="transparent" loext:char-shading-value="0"/>
    </style:style>
    <style:style style:name="T66" style:family="text">
      <style:text-properties officeooo:rsid="00bed844" fo:background-color="transparent" loext:char-shading-value="0"/>
    </style:style>
    <style:style style:name="T67" style:family="text">
      <style:text-properties officeooo:rsid="00bfc495" fo:background-color="transparent" loext:char-shading-value="0"/>
    </style:style>
    <style:style style:name="T68" style:family="text">
      <style:text-properties officeooo:rsid="00d1cf93" fo:background-color="transparent" loext:char-shading-value="0"/>
    </style:style>
    <style:style style:name="T69" style:family="text">
      <style:text-properties officeooo:rsid="00238e52" fo:background-color="transparent" loext:char-shading-value="0"/>
    </style:style>
    <style:style style:name="T70" style:family="text">
      <style:text-properties officeooo:rsid="01550866" fo:background-color="transparent" loext:char-shading-value="0"/>
    </style:style>
    <style:style style:name="T71" style:family="text">
      <style:text-properties officeooo:rsid="01a37ab4" fo:background-color="transparent" loext:char-shading-value="0"/>
    </style:style>
    <style:style style:name="T72" style:family="text">
      <style:text-properties officeooo:rsid="0023fb22" fo:background-color="transparent" loext:char-shading-value="0"/>
    </style:style>
    <style:style style:name="T73" style:family="text">
      <style:text-properties officeooo:rsid="00e73dc8" fo:background-color="transparent" loext:char-shading-value="0"/>
    </style:style>
    <style:style style:name="T74" style:family="text">
      <style:text-properties officeooo:rsid="0025e3f0" fo:background-color="transparent" loext:char-shading-value="0"/>
    </style:style>
    <style:style style:name="T75" style:family="text">
      <style:text-properties officeooo:rsid="00ac264f" fo:background-color="transparent" loext:char-shading-value="0"/>
    </style:style>
    <style:style style:name="T76" style:family="text">
      <style:text-properties officeooo:rsid="01651e98" fo:background-color="transparent" loext:char-shading-value="0"/>
    </style:style>
    <style:style style:name="T77" style:family="text">
      <style:text-properties officeooo:rsid="0152cc28" fo:background-color="transparent" loext:char-shading-value="0"/>
    </style:style>
    <style:style style:name="T78" style:family="text">
      <style:text-properties officeooo:rsid="0153f8fa" fo:background-color="transparent" loext:char-shading-value="0"/>
    </style:style>
    <style:style style:name="T79" style:family="text">
      <style:text-properties officeooo:rsid="00c5784b" fo:background-color="transparent" loext:char-shading-value="0"/>
    </style:style>
    <style:style style:name="T80" style:family="text">
      <style:text-properties officeooo:rsid="00841b82" fo:background-color="transparent" loext:char-shading-value="0"/>
    </style:style>
    <style:style style:name="T81" style:family="text">
      <style:text-properties officeooo:rsid="00e79747" fo:background-color="transparent" loext:char-shading-value="0"/>
    </style:style>
    <style:style style:name="T82" style:family="text">
      <style:text-properties officeooo:rsid="00c88189" fo:background-color="transparent" loext:char-shading-value="0"/>
    </style:style>
    <style:style style:name="T83" style:family="text">
      <style:text-properties officeooo:rsid="00ca0f0d" fo:background-color="transparent" loext:char-shading-value="0"/>
    </style:style>
    <style:style style:name="T84" style:family="text">
      <style:text-properties officeooo:rsid="00d7d431" fo:background-color="transparent" loext:char-shading-value="0"/>
    </style:style>
    <style:style style:name="T85" style:family="text">
      <style:text-properties officeooo:rsid="00d9680a" fo:background-color="transparent" loext:char-shading-value="0"/>
    </style:style>
    <style:style style:name="T86" style:family="text">
      <style:text-properties officeooo:rsid="00e80602" fo:background-color="transparent" loext:char-shading-value="0"/>
    </style:style>
    <style:style style:name="T87" style:family="text">
      <style:text-properties officeooo:rsid="00fb3f31"/>
    </style:style>
    <style:style style:name="T88" style:family="text">
      <style:text-properties officeooo:rsid="01018890"/>
    </style:style>
    <style:style style:name="T89" style:family="text">
      <style:text-properties officeooo:rsid="01266cde"/>
    </style:style>
    <style:style style:name="T90" style:family="text">
      <style:text-properties officeooo:rsid="00b89219"/>
    </style:style>
    <style:style style:name="T91" style:family="text">
      <style:text-properties officeooo:rsid="00b6a9c6"/>
    </style:style>
    <style:style style:name="T92" style:family="text">
      <style:text-properties officeooo:rsid="007294e9"/>
    </style:style>
    <style:style style:name="T93" style:family="text">
      <style:text-properties officeooo:rsid="001fd672"/>
    </style:style>
    <style:style style:name="T94" style:family="text">
      <style:text-properties officeooo:rsid="00bd53c0"/>
    </style:style>
    <style:style style:name="T95" style:family="text">
      <style:text-properties officeooo:rsid="0106abcf"/>
    </style:style>
    <style:style style:name="T96" style:family="text">
      <style:text-properties officeooo:rsid="0120c351"/>
    </style:style>
    <style:style style:name="T97" style:family="text">
      <style:text-properties officeooo:rsid="014bf727"/>
    </style:style>
    <style:style style:name="T98" style:family="text">
      <style:text-properties officeooo:rsid="01083eb3"/>
    </style:style>
    <style:style style:name="T99" style:family="text">
      <style:text-properties officeooo:rsid="016485a5"/>
    </style:style>
    <style:style style:name="T100" style:family="text">
      <style:text-properties officeooo:rsid="014d12e7"/>
    </style:style>
    <style:style style:name="T101" style:family="text">
      <style:text-properties officeooo:rsid="0107f003"/>
    </style:style>
    <style:style style:name="T102" style:family="text">
      <style:text-properties officeooo:rsid="0120d5eb"/>
    </style:style>
    <style:style style:name="T103" style:family="text">
      <style:text-properties officeooo:rsid="014d9af2"/>
    </style:style>
    <style:style style:name="T104" style:family="text">
      <style:text-properties officeooo:rsid="010b7b92"/>
    </style:style>
    <style:style style:name="T105" style:family="text">
      <style:text-properties officeooo:rsid="01099bba"/>
    </style:style>
    <style:style style:name="T106" style:family="text">
      <style:text-properties officeooo:rsid="010a44eb"/>
    </style:style>
    <style:style style:name="T107" style:family="text">
      <style:text-properties officeooo:rsid="014e5165"/>
    </style:style>
    <style:style style:name="T108" style:family="text">
      <style:text-properties officeooo:rsid="010d58cc"/>
    </style:style>
    <style:style style:name="T109" style:family="text">
      <style:text-properties officeooo:rsid="010db026"/>
    </style:style>
    <style:style style:name="T110" style:family="text">
      <style:text-properties officeooo:rsid="010e7324"/>
    </style:style>
    <style:style style:name="T111" style:family="text">
      <style:text-properties officeooo:rsid="010dffb9"/>
    </style:style>
    <style:style style:name="T112" style:family="text">
      <style:text-properties officeooo:rsid="014f7860"/>
    </style:style>
    <style:style style:name="T113" style:family="text">
      <style:text-properties officeooo:rsid="014c410d"/>
    </style:style>
    <style:style style:name="T114"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115" style:family="text">
      <style:text-properties style:font-name="Liberation Serif" fo:font-style="normal" officeooo:rsid="01c22af0" style:font-style-asian="normal" style:font-style-complex="normal"/>
    </style:style>
    <style:style style:name="T116" style:family="text">
      <style:text-properties style:font-name="Liberation Serif" fo:font-style="normal" officeooo:rsid="0068907f" style:font-style-asian="normal" style:font-style-complex="normal"/>
    </style:style>
    <style:style style:name="T117" style:family="text">
      <style:text-properties style:font-name="Liberation Serif" fo:font-style="normal" officeooo:rsid="01c974c6" style:font-style-asian="normal" style:font-style-complex="normal"/>
    </style:style>
    <style:style style:name="T118" style:family="text">
      <style:text-properties style:font-name="Liberation Serif" fo:font-style="normal" officeooo:rsid="004105e7" style:font-style-asian="normal" style:font-style-complex="normal"/>
    </style:style>
    <style:style style:name="T119" style:family="text">
      <style:text-properties style:font-name="Liberation Serif" fo:font-style="normal" officeooo:rsid="006385f3" style:font-style-asian="normal" style:font-style-complex="normal"/>
    </style:style>
    <style:style style:name="T120" style:family="text">
      <style:text-properties style:font-name="Liberation Serif" fo:font-style="normal" officeooo:rsid="006bd036" style:font-style-asian="normal" style:font-style-complex="normal"/>
    </style:style>
    <style:style style:name="T121" style:family="text">
      <style:text-properties style:font-name="Liberation Serif" fo:font-style="normal" officeooo:rsid="006e9b97" style:font-style-asian="normal" style:font-style-complex="normal"/>
    </style:style>
    <style:style style:name="T122" style:family="text">
      <style:text-properties style:font-name="Liberation Serif" fo:font-style="normal" officeooo:rsid="01cb6dc1" style:font-style-asian="normal" style:font-style-complex="normal"/>
    </style:style>
    <style:style style:name="T123" style:family="text">
      <style:text-properties style:font-name="Liberation Serif" fo:font-style="normal" officeooo:rsid="006fdc09" style:font-style-asian="normal" style:font-style-complex="normal"/>
    </style:style>
    <style:style style:name="T124" style:family="text">
      <style:text-properties style:font-name="Liberation Serif" fo:font-style="normal" officeooo:rsid="00779dfc" style:font-style-asian="normal" style:font-style-complex="normal"/>
    </style:style>
    <style:style style:name="T125" style:family="text">
      <style:text-properties officeooo:rsid="0021a518"/>
    </style:style>
    <style:style style:name="T126" style:family="text">
      <style:text-properties officeooo:rsid="0104d6c6"/>
    </style:style>
    <style:style style:name="T127" style:family="text">
      <style:text-properties officeooo:rsid="00238e52"/>
    </style:style>
    <style:style style:name="T128" style:family="text">
      <style:text-properties officeooo:rsid="01550866"/>
    </style:style>
    <style:style style:name="T129" style:family="text">
      <style:text-properties officeooo:rsid="01a37ab4"/>
    </style:style>
    <style:style style:name="T130" style:family="text">
      <style:text-properties officeooo:rsid="00ac264f"/>
    </style:style>
    <style:style style:name="T131" style:family="text">
      <style:text-properties officeooo:rsid="01651e98"/>
    </style:style>
    <style:style style:name="T132" style:family="text">
      <style:text-properties officeooo:rsid="0152cc28"/>
    </style:style>
    <style:style style:name="T133" style:family="text">
      <style:text-properties officeooo:rsid="0153f8fa"/>
    </style:style>
    <style:style style:name="T134" style:family="text">
      <style:text-properties officeooo:rsid="00841b82"/>
    </style:style>
    <style:style style:name="T135" style:family="text">
      <style:text-properties officeooo:rsid="01558913"/>
    </style:style>
    <style:style style:name="T136" style:family="text">
      <style:text-properties officeooo:rsid="016615ba"/>
    </style:style>
    <style:style style:name="T137" style:family="text">
      <style:text-properties officeooo:rsid="0155c90a"/>
    </style:style>
    <style:style style:name="T138" style:family="text">
      <style:text-properties officeooo:rsid="0156b110"/>
    </style:style>
    <style:style style:name="T139" style:family="text">
      <style:text-properties officeooo:rsid="015848b4"/>
    </style:style>
    <style:style style:name="T140" style:family="text">
      <style:text-properties officeooo:rsid="0157e142"/>
    </style:style>
    <style:style style:name="T141" style:family="text">
      <style:text-properties officeooo:rsid="015a18cb"/>
    </style:style>
    <style:style style:name="T142" style:family="text">
      <style:text-properties officeooo:rsid="0166eaf2"/>
    </style:style>
    <style:style style:name="T143" style:family="text">
      <style:text-properties officeooo:rsid="015b3493"/>
    </style:style>
    <style:style style:name="T144" style:family="text">
      <style:text-properties officeooo:rsid="015b3bcb"/>
    </style:style>
    <style:style style:name="T145" style:family="text">
      <style:text-properties officeooo:rsid="01604c99"/>
    </style:style>
    <style:style style:name="T146" style:family="text">
      <style:text-properties officeooo:rsid="015e27dd"/>
    </style:style>
    <style:style style:name="T147" style:family="text">
      <style:text-properties officeooo:rsid="015e760e"/>
    </style:style>
    <style:style style:name="T148" style:family="text">
      <style:text-properties officeooo:rsid="015ca516"/>
    </style:style>
    <style:style style:name="T149" style:family="text">
      <style:text-properties officeooo:rsid="007ee346"/>
    </style:style>
    <style:style style:name="T150" style:family="text">
      <style:text-properties officeooo:rsid="00826ad4"/>
    </style:style>
    <style:style style:name="T151" style:family="text">
      <style:text-properties officeooo:rsid="009c2523"/>
    </style:style>
    <style:style style:name="T152" style:family="text">
      <style:text-properties officeooo:rsid="008aa8b9"/>
    </style:style>
    <style:style style:name="T153" style:family="text">
      <style:text-properties officeooo:rsid="016c465e"/>
    </style:style>
    <style:style style:name="T154" style:family="text">
      <style:text-properties officeooo:rsid="016cc64a"/>
    </style:style>
    <style:style style:name="T155" style:family="text">
      <style:text-properties officeooo:rsid="016ed349"/>
    </style:style>
    <style:style style:name="T156" style:family="text">
      <style:text-properties officeooo:rsid="0096e736"/>
    </style:style>
    <style:style style:name="T157" style:family="text">
      <style:text-properties officeooo:rsid="009934ce"/>
    </style:style>
    <style:style style:name="T158" style:family="text">
      <style:text-properties officeooo:rsid="003ebc49"/>
    </style:style>
    <style:style style:name="T159" style:family="text">
      <style:text-properties officeooo:rsid="00c7cd2e"/>
    </style:style>
    <style:style style:name="T160" style:family="text">
      <style:text-properties officeooo:rsid="00a7f629"/>
    </style:style>
    <style:style style:name="T161" style:family="text">
      <style:text-properties officeooo:rsid="016f5db0"/>
    </style:style>
    <style:style style:name="T162" style:family="text">
      <style:text-properties officeooo:rsid="003f2c0f"/>
    </style:style>
    <style:style style:name="T163" style:family="text">
      <style:text-properties officeooo:rsid="0169eb30"/>
    </style:style>
    <style:style style:name="T164" style:family="text">
      <style:text-properties officeooo:rsid="00ad67cc"/>
    </style:style>
    <style:style style:name="T165" style:family="text">
      <style:text-properties officeooo:rsid="0170965e"/>
    </style:style>
    <style:style style:name="T166" style:family="text">
      <style:text-properties officeooo:rsid="01729272"/>
    </style:style>
    <style:style style:name="T167" style:family="text">
      <style:text-properties officeooo:rsid="00c17815"/>
    </style:style>
    <style:style style:name="T168" style:family="text">
      <style:text-properties officeooo:rsid="00c14561"/>
    </style:style>
    <style:style style:name="T169" style:family="text">
      <style:text-properties officeooo:rsid="00c1d2ff"/>
    </style:style>
    <style:style style:name="T170" style:family="text">
      <style:text-properties officeooo:rsid="00dc1daa"/>
    </style:style>
    <style:style style:name="T171" style:family="text">
      <style:text-properties officeooo:rsid="00e280cd"/>
    </style:style>
    <style:style style:name="T172" style:family="text">
      <style:text-properties officeooo:rsid="012ab3f3"/>
    </style:style>
    <style:style style:name="T173" style:family="text">
      <style:text-properties officeooo:rsid="003998d7"/>
    </style:style>
    <style:style style:name="T174" style:family="text">
      <style:text-properties officeooo:rsid="012d106b"/>
    </style:style>
    <style:style style:name="T175" style:family="text">
      <style:text-properties officeooo:rsid="012fdd32"/>
    </style:style>
    <style:style style:name="T176" style:family="text">
      <style:text-properties officeooo:rsid="01747228"/>
    </style:style>
    <style:style style:name="T177" style:family="text">
      <style:text-properties officeooo:rsid="019143df"/>
    </style:style>
    <style:style style:name="T178" style:family="text">
      <style:text-properties officeooo:rsid="01f94e48"/>
    </style:style>
    <style:style style:name="T179" style:family="text">
      <style:text-properties officeooo:rsid="01fa929e"/>
    </style:style>
    <style:style style:name="T180" style:family="text">
      <style:text-properties officeooo:rsid="01fb3563"/>
    </style:style>
    <style:style style:name="T181" style:family="text">
      <style:text-properties officeooo:rsid="01fda083"/>
    </style:style>
    <style:style style:name="T182" style:family="text">
      <style:text-properties officeooo:rsid="01a51daf"/>
    </style:style>
    <style:style style:name="T183" style:family="text">
      <style:text-properties officeooo:rsid="01ff6eac"/>
    </style:style>
    <style:style style:name="T184" style:family="text">
      <style:text-properties officeooo:rsid="01ff961f"/>
    </style:style>
    <style:style style:name="T185" style:family="text">
      <style:text-properties officeooo:rsid="01ad3b6d"/>
    </style:style>
    <style:style style:name="T186" style:family="text">
      <style:text-properties officeooo:rsid="01ae6800"/>
    </style:style>
    <style:style style:name="T187" style:family="text">
      <style:text-properties officeooo:rsid="01b79b49"/>
    </style:style>
    <style:style style:name="T188" style:family="text">
      <style:text-properties officeooo:rsid="01b96c74"/>
    </style:style>
    <style:style style:name="T189" style:family="text">
      <style:text-properties fo:font-style="normal" officeooo:rsid="01b96c74" style:font-style-asian="normal" style:font-style-complex="normal"/>
    </style:style>
    <style:style style:name="T190" style:family="text">
      <style:text-properties fo:font-style="normal" officeooo:rsid="015b3493" style:font-style-asian="normal" style:font-style-complex="normal"/>
    </style:style>
    <style:style style:name="T191" style:family="text">
      <style:text-properties fo:font-style="normal" officeooo:rsid="015b3bcb" style:font-style-asian="normal" style:font-style-complex="normal"/>
    </style:style>
    <style:style style:name="T192" style:family="text">
      <style:text-properties fo:font-style="normal" officeooo:rsid="01604c99" style:font-style-asian="normal" style:font-style-complex="normal"/>
    </style:style>
    <style:style style:name="T193" style:family="text">
      <style:text-properties fo:font-style="normal" officeooo:rsid="015e27dd" style:font-style-asian="normal" style:font-style-complex="normal"/>
    </style:style>
    <style:style style:name="T194" style:family="text">
      <style:text-properties fo:font-style="normal" officeooo:rsid="015e760e" style:font-style-asian="normal" style:font-style-complex="normal"/>
    </style:style>
    <style:style style:name="T195" style:family="text">
      <style:text-properties fo:font-style="normal" officeooo:rsid="015ca516" style:font-style-asian="normal" style:font-style-complex="normal"/>
    </style:style>
    <style:style style:name="T196" style:family="text">
      <style:text-properties fo:font-style="normal" officeooo:rsid="01c577bd" style:font-style-asian="normal" style:font-style-complex="normal"/>
    </style:style>
    <style:style style:name="T197" style:family="text">
      <style:text-properties fo:font-style="normal" officeooo:rsid="01c8448b" style:font-style-asian="normal" style:font-style-complex="normal"/>
    </style:style>
    <style:style style:name="T198" style:family="text">
      <style:text-properties fo:font-style="normal" officeooo:rsid="01c22af0" style:font-style-asian="normal" style:font-style-complex="normal"/>
    </style:style>
    <style:style style:name="T199" style:family="text">
      <style:text-properties fo:font-style="normal" officeooo:rsid="01c974c6" style:font-style-asian="normal" style:font-style-complex="normal"/>
    </style:style>
    <style:style style:name="T200" style:family="text">
      <style:text-properties fo:font-style="normal" officeooo:rsid="01cb6dc1" style:font-style-asian="normal" style:font-style-complex="normal"/>
    </style:style>
    <style:style style:name="T201" style:family="text">
      <style:text-properties fo:font-style="normal" officeooo:rsid="01d429dc" style:font-style-asian="normal" style:font-style-complex="normal"/>
    </style:style>
    <style:style style:name="T202" style:family="text">
      <style:text-properties fo:font-style="normal" officeooo:rsid="01d598fa" style:font-style-asian="normal" style:font-style-complex="normal"/>
    </style:style>
    <style:style style:name="T203" style:family="text">
      <style:text-properties fo:font-style="normal" officeooo:rsid="00471ad2" style:font-style-asian="normal" style:font-style-complex="normal"/>
    </style:style>
    <style:style style:name="T204" style:family="text">
      <style:text-properties fo:font-style="normal" officeooo:rsid="00486ee6" style:font-style-asian="normal" style:font-style-complex="normal"/>
    </style:style>
    <style:style style:name="T205" style:family="text">
      <style:text-properties fo:font-style="normal" officeooo:rsid="00560781" style:font-style-asian="normal" style:font-style-complex="normal"/>
    </style:style>
    <style:style style:name="T206" style:family="text">
      <style:text-properties fo:font-style="normal" officeooo:rsid="004105e7" style:font-style-asian="normal" style:font-style-complex="normal"/>
    </style:style>
    <style:style style:name="T207" style:family="text">
      <style:text-properties fo:font-style="normal" officeooo:rsid="0043b7ee" style:font-style-asian="normal" style:font-style-complex="normal"/>
    </style:style>
    <style:style style:name="T208" style:family="text">
      <style:text-properties fo:font-style="normal" officeooo:rsid="0041ee22" style:font-style-asian="normal" style:font-style-complex="normal"/>
    </style:style>
    <style:style style:name="T209" style:family="text">
      <style:text-properties fo:font-style="normal" officeooo:rsid="005f3333" style:font-style-asian="normal" style:font-style-complex="normal"/>
    </style:style>
    <style:style style:name="T210" style:family="text">
      <style:text-properties fo:font-style="normal" officeooo:rsid="00607b22" style:font-style-asian="normal" style:font-style-complex="normal"/>
    </style:style>
    <style:style style:name="T211" style:family="text">
      <style:text-properties fo:font-style="normal" officeooo:rsid="0061a142" style:font-style-asian="normal" style:font-style-complex="normal"/>
    </style:style>
    <style:style style:name="T212" style:family="text">
      <style:text-properties fo:font-style="normal" officeooo:rsid="0062bac5" style:font-style-asian="normal" style:font-style-complex="normal"/>
    </style:style>
    <style:style style:name="T213" style:family="text">
      <style:text-properties fo:font-style="normal" officeooo:rsid="006385f3" style:font-style-asian="normal" style:font-style-complex="normal"/>
    </style:style>
    <style:style style:name="T214" style:family="text">
      <style:text-properties fo:font-style="normal" officeooo:rsid="00659dbb" style:font-style-asian="normal" style:font-style-complex="normal"/>
    </style:style>
    <style:style style:name="T215" style:family="text">
      <style:text-properties fo:font-style="normal" officeooo:rsid="0066ef9c" style:font-style-asian="normal" style:font-style-complex="normal"/>
    </style:style>
    <style:style style:name="T216" style:family="text">
      <style:text-properties fo:font-style="normal" officeooo:rsid="0068907f" style:font-style-asian="normal" style:font-style-complex="normal"/>
    </style:style>
    <style:style style:name="T217" style:family="text">
      <style:text-properties fo:font-style="normal" officeooo:rsid="006bd036" style:font-style-asian="normal" style:font-style-complex="normal"/>
    </style:style>
    <style:style style:name="T218" style:family="text">
      <style:text-properties fo:font-style="normal" officeooo:rsid="006d1d7f" style:font-style-asian="normal" style:font-style-complex="normal"/>
    </style:style>
    <style:style style:name="T219" style:family="text">
      <style:text-properties fo:font-style="normal" officeooo:rsid="006e9b97" style:font-style-asian="normal" style:font-style-complex="normal"/>
    </style:style>
    <style:style style:name="T220" style:family="text">
      <style:text-properties fo:font-style="normal" officeooo:rsid="0075f345" style:font-style-asian="normal" style:font-style-complex="normal"/>
    </style:style>
    <style:style style:name="T221" style:family="text">
      <style:text-properties fo:font-style="normal" officeooo:rsid="007ab37a" style:font-style-asian="normal" style:font-style-complex="normal"/>
    </style:style>
    <style:style style:name="T222" style:family="text">
      <style:text-properties fo:font-style="normal" officeooo:rsid="007bd057" style:font-style-asian="normal" style:font-style-complex="normal"/>
    </style:style>
    <style:style style:name="T223" style:family="text">
      <style:text-properties fo:font-style="normal" officeooo:rsid="007d725c" style:font-style-asian="normal" style:font-style-complex="normal"/>
    </style:style>
    <style:style style:name="T224" style:family="text">
      <style:text-properties fo:font-style="normal" officeooo:rsid="007d80f7" style:font-style-asian="normal" style:font-style-complex="normal"/>
    </style:style>
    <style:style style:name="T225" style:family="text">
      <style:text-properties fo:font-style="normal" officeooo:rsid="01cfd0ad" style:font-style-asian="normal" style:font-style-complex="normal"/>
    </style:style>
    <style:style style:name="T226" style:family="text">
      <style:text-properties fo:font-style="normal" officeooo:rsid="007f44d7" style:font-style-asian="normal" style:font-style-complex="normal"/>
    </style:style>
    <style:style style:name="T227" style:family="text">
      <style:text-properties fo:font-style="normal" officeooo:rsid="007f6d75" style:font-style-asian="normal" style:font-style-complex="normal"/>
    </style:style>
    <style:style style:name="T228" style:family="text">
      <style:text-properties fo:font-style="normal" officeooo:rsid="0081267a" style:font-style-asian="normal" style:font-style-complex="normal"/>
    </style:style>
    <style:style style:name="T229" style:family="text">
      <style:text-properties fo:font-style="normal" officeooo:rsid="00829f38" style:font-style-asian="normal" style:font-style-complex="normal"/>
    </style:style>
    <style:style style:name="T230" style:family="text">
      <style:text-properties fo:font-style="normal" officeooo:rsid="0088c443" style:font-style-asian="normal" style:font-style-complex="normal"/>
    </style:style>
    <style:style style:name="T231" style:family="text">
      <style:text-properties fo:font-style="normal" officeooo:rsid="0089e121" style:font-style-asian="normal" style:font-style-complex="normal"/>
    </style:style>
    <style:style style:name="T232" style:family="text">
      <style:text-properties fo:font-style="normal" officeooo:rsid="00572b74" fo:background-color="#ffff00" loext:char-shading-value="0" style:font-style-asian="normal" style:font-style-complex="normal"/>
    </style:style>
    <style:style style:name="T233" style:family="text">
      <style:text-properties fo:font-style="normal" officeooo:rsid="007e2b41" fo:background-color="#ffff00" loext:char-shading-value="0" style:font-style-asian="normal" style:font-style-complex="normal"/>
    </style:style>
    <style:style style:name="T234" style:family="text">
      <style:text-properties fo:font-style="normal" officeooo:rsid="0082f9ba" fo:background-color="#ffff00" loext:char-shading-value="0" style:font-style-asian="normal" style:font-style-complex="normal"/>
    </style:style>
    <style:style style:name="T235" style:family="text">
      <style:text-properties officeooo:rsid="01bef5f4"/>
    </style:style>
    <style:style style:name="T236" style:family="text">
      <style:text-properties officeooo:rsid="01bfc8da"/>
    </style:style>
    <style:style style:name="T237" style:family="text">
      <style:text-properties officeooo:rsid="01c22af0"/>
    </style:style>
    <style:style style:name="T238" style:family="text">
      <style:text-properties officeooo:rsid="0205eecc"/>
    </style:style>
    <style:style style:name="T239" style:family="text">
      <style:text-properties officeooo:rsid="000a7626"/>
    </style:style>
    <style:style style:name="T240" style:family="text">
      <style:text-properties officeooo:rsid="000c002c"/>
    </style:style>
    <style:style style:name="T241" style:family="text">
      <style:text-properties officeooo:rsid="000e24a9"/>
    </style:style>
    <style:style style:name="T242" style:family="text">
      <style:text-properties officeooo:rsid="000e6bdd"/>
    </style:style>
    <style:style style:name="T243" style:family="text">
      <style:text-properties officeooo:rsid="000e6bdd"/>
    </style:style>
    <style:style style:name="T244" style:family="text">
      <style:text-properties officeooo:rsid="020b5f5c"/>
    </style:style>
    <style:style style:name="T245" style:family="text">
      <style:text-properties officeooo:rsid="020b5f5c"/>
    </style:style>
    <style:style style:name="T246" style:family="text">
      <style:text-properties officeooo:rsid="020e0983"/>
    </style:style>
    <style:style style:name="T247" style:family="text">
      <style:text-properties officeooo:rsid="020e0983"/>
    </style:style>
    <style:style style:name="T248" style:family="text">
      <style:text-properties officeooo:rsid="020e2338"/>
    </style:style>
    <style:style style:name="T249" style:family="text">
      <style:text-properties officeooo:rsid="020e2338"/>
    </style:style>
    <style:style style:name="T250" style:family="text">
      <style:text-properties officeooo:rsid="02175d5e"/>
    </style:style>
    <style:style style:name="T251" style:family="text">
      <style:text-properties officeooo:rsid="02175d5e"/>
    </style:style>
    <style:style style:name="T252" style:family="text">
      <style:text-properties officeooo:rsid="0213cdb9"/>
    </style:style>
    <style:style style:name="T253" style:family="text">
      <style:text-properties officeooo:rsid="0213cdb9"/>
    </style:style>
    <style:style style:name="T254" style:family="text">
      <style:text-properties officeooo:rsid="0214d7d7"/>
    </style:style>
    <style:style style:name="T255" style:family="text">
      <style:text-properties officeooo:rsid="0214d7d7"/>
    </style:style>
    <style:style style:name="T256" style:family="text">
      <style:text-properties officeooo:rsid="02186c98"/>
    </style:style>
    <style:style style:name="T257" style:family="text">
      <style:text-properties officeooo:rsid="02186c98"/>
    </style:style>
    <style:style style:name="T258" style:family="text">
      <style:text-properties officeooo:rsid="021900d4"/>
    </style:style>
    <style:style style:name="T259" style:family="text">
      <style:text-properties officeooo:rsid="021900d4"/>
    </style:style>
    <style:style style:name="T260" style:family="text">
      <style:text-properties fo:background-color="#ffff00" loext:char-shading-value="0"/>
    </style:style>
    <style:style style:name="T261" style:family="text">
      <style:text-properties officeooo:rsid="0025e3f0" fo:background-color="#ffff00" loext:char-shading-value="0"/>
    </style:style>
    <style:style style:name="T262" style:family="text">
      <style:text-properties officeooo:rsid="0033763f" fo:background-color="#ffff00" loext:char-shading-value="0"/>
    </style:style>
    <style:style style:name="T263" style:family="text">
      <style:text-properties officeooo:rsid="00406c5d" fo:background-color="#ffff00" loext:char-shading-value="0"/>
    </style:style>
    <style:style style:name="T264" style:family="text">
      <style:text-properties officeooo:rsid="00541eb5" fo:background-color="#ffff00" loext:char-shading-value="0"/>
    </style:style>
    <style:style style:name="T265" style:family="text">
      <style:text-properties officeooo:rsid="00556b1f" fo:background-color="#ffff00" loext:char-shading-value="0"/>
    </style:style>
    <style:style style:name="T266" style:family="text">
      <style:text-properties officeooo:rsid="00572b74" fo:background-color="#ffff00" loext:char-shading-value="0"/>
    </style:style>
    <style:style style:name="T267" style:family="text">
      <style:text-properties officeooo:rsid="00a518f5" fo:background-color="#ffff00" loext:char-shading-value="0"/>
    </style:style>
    <style:style style:name="T268" style:family="text">
      <style:text-properties officeooo:rsid="0023fb22"/>
    </style:style>
    <style:style style:name="T269" style:family="text">
      <style:text-properties officeooo:rsid="0025e3f0"/>
    </style:style>
    <style:style style:name="T270" style:family="text">
      <style:text-properties officeooo:rsid="0026578a"/>
    </style:style>
    <style:style style:name="T271" style:family="text">
      <style:text-properties officeooo:rsid="0028391e"/>
    </style:style>
    <style:style style:name="T272" style:family="text">
      <style:text-properties officeooo:rsid="002947ac"/>
    </style:style>
    <style:style style:name="T273" style:family="text">
      <style:text-properties officeooo:rsid="0029a579"/>
    </style:style>
    <style:style style:name="T274" style:family="text">
      <style:text-properties officeooo:rsid="002b4b87"/>
    </style:style>
    <style:style style:name="T275" style:family="text">
      <style:text-properties officeooo:rsid="002be240"/>
    </style:style>
    <style:style style:name="T276" style:family="text">
      <style:text-properties officeooo:rsid="0033763f"/>
    </style:style>
    <style:style style:name="T277" style:family="text">
      <style:text-properties officeooo:rsid="0033fecc"/>
    </style:style>
    <style:style style:name="T278" style:family="text">
      <style:text-properties officeooo:rsid="003513f6"/>
    </style:style>
    <style:style style:name="T279" style:family="text">
      <style:text-properties officeooo:rsid="0035d2b8"/>
    </style:style>
    <style:style style:name="T280" style:family="text">
      <style:text-properties officeooo:rsid="003892e8"/>
    </style:style>
    <style:style style:name="T281" style:family="text">
      <style:text-properties officeooo:rsid="003acb8d"/>
    </style:style>
    <style:style style:name="T282" style:family="text">
      <style:text-properties officeooo:rsid="003b6923"/>
    </style:style>
    <style:style style:name="T283" style:family="text">
      <style:text-properties officeooo:rsid="004105e7"/>
    </style:style>
    <style:style style:name="T284" style:family="text">
      <style:text-properties officeooo:rsid="0041ee22"/>
    </style:style>
    <style:style style:name="T285" style:family="text">
      <style:text-properties officeooo:rsid="0043b7ee"/>
    </style:style>
    <style:style style:name="T286" style:family="text">
      <style:text-properties officeooo:rsid="0043d1e8"/>
    </style:style>
    <style:style style:name="T287" style:family="text">
      <style:text-properties officeooo:rsid="0044ff71"/>
    </style:style>
    <style:style style:name="T288" style:family="text">
      <style:text-properties officeooo:rsid="004953f7"/>
    </style:style>
    <style:style style:name="T289" style:family="text">
      <style:text-properties officeooo:rsid="00556b1f"/>
    </style:style>
    <style:style style:name="T290" style:family="text">
      <style:text-properties officeooo:rsid="005a1a5a"/>
    </style:style>
    <style:style style:name="T291" style:family="text">
      <style:text-properties officeooo:rsid="005a1aa6"/>
    </style:style>
    <style:style style:name="T292" style:family="text">
      <style:text-properties officeooo:rsid="005a6086"/>
    </style:style>
    <style:style style:name="T293" style:family="text">
      <style:text-properties officeooo:rsid="006385f3"/>
    </style:style>
    <style:style style:name="T294" style:family="text">
      <style:text-properties officeooo:rsid="0064a0d3"/>
    </style:style>
    <style:style style:name="T295" style:family="text">
      <style:text-properties officeooo:rsid="006ca8ab"/>
    </style:style>
    <style:style style:name="T296" style:family="text">
      <style:text-properties officeooo:rsid="008ace15"/>
    </style:style>
    <style:style style:name="T297" style:family="text">
      <style:text-properties officeooo:rsid="008ace15"/>
    </style:style>
    <style:style style:name="T298" style:family="text">
      <style:text-properties officeooo:rsid="02164599"/>
    </style:style>
    <style:style style:name="T299" style:family="text">
      <style:text-properties officeooo:rsid="02164599"/>
    </style:style>
    <style:style style:name="T300" style:family="text">
      <style:text-properties officeooo:rsid="009035ff"/>
    </style:style>
    <style:style style:name="T301" style:family="text">
      <style:text-properties officeooo:rsid="00915906"/>
    </style:style>
    <style:style style:name="T302" style:family="text">
      <style:text-properties officeooo:rsid="009248bd"/>
    </style:style>
    <style:style style:name="T303" style:family="text">
      <style:text-properties officeooo:rsid="00935d50"/>
    </style:style>
    <style:style style:name="T304" style:family="text">
      <style:text-properties officeooo:rsid="0094c187"/>
    </style:style>
    <style:style style:name="T305" style:family="text">
      <style:text-properties officeooo:rsid="0095eceb"/>
    </style:style>
    <style:style style:name="T306" style:family="text">
      <style:text-properties officeooo:rsid="0097379b"/>
    </style:style>
    <style:style style:name="T307" style:family="text">
      <style:text-properties officeooo:rsid="00985a1e"/>
    </style:style>
    <style:style style:name="T308" style:family="text">
      <style:text-properties officeooo:rsid="0099a862"/>
    </style:style>
    <style:style style:name="T309" style:family="text">
      <style:text-properties officeooo:rsid="0099f196"/>
    </style:style>
    <style:style style:name="T310" style:family="text">
      <style:text-properties officeooo:rsid="009be96c"/>
    </style:style>
    <style:style style:name="T311" style:family="text">
      <style:text-properties officeooo:rsid="009db9a0"/>
    </style:style>
    <style:style style:name="T312" style:family="text">
      <style:text-properties officeooo:rsid="00a363e0"/>
    </style:style>
    <style:style style:name="T313" style:family="text">
      <style:text-properties officeooo:rsid="00a518f5"/>
    </style:style>
    <style:style style:name="T314" style:family="text">
      <style:text-properties officeooo:rsid="00a69b77"/>
    </style:style>
    <style:style style:name="T315" style:family="text">
      <style:text-properties officeooo:rsid="00a6f768"/>
    </style:style>
    <style:style style:name="T316" style:family="text">
      <style:text-properties officeooo:rsid="00a70aa0"/>
    </style:style>
    <style:style style:name="T317" style:family="text">
      <style:text-properties officeooo:rsid="00a8b9c9"/>
    </style:style>
    <style:style style:name="T318" style:family="text">
      <style:text-properties officeooo:rsid="00a9e11f"/>
    </style:style>
    <style:style style:name="T319" style:family="text">
      <style:text-properties officeooo:rsid="00aa8bab"/>
    </style:style>
    <style:style style:name="T320" style:family="text">
      <style:text-properties officeooo:rsid="00ac8d06"/>
    </style:style>
    <style:style style:name="T321" style:family="text">
      <style:text-properties officeooo:rsid="00ae235a"/>
    </style:style>
    <style:style style:name="T322" style:family="text">
      <style:text-properties officeooo:rsid="00b0c596"/>
    </style:style>
    <style:style style:name="T323" style:family="text">
      <style:text-properties officeooo:rsid="00b143d0"/>
    </style:style>
    <style:style style:name="T324" style:family="text">
      <style:text-properties officeooo:rsid="00b181d3"/>
    </style:style>
    <style:style style:name="T325" style:family="text">
      <style:text-properties officeooo:rsid="00b20a50"/>
    </style:style>
    <style:style style:name="T326" style:family="text">
      <style:text-properties officeooo:rsid="00b22c52"/>
    </style:style>
    <style:style style:name="T327" style:family="text">
      <style:text-properties officeooo:rsid="00b23c83"/>
    </style:style>
    <style:style style:name="T328" style:family="text">
      <style:text-properties officeooo:rsid="00b2e746"/>
    </style:style>
    <style:style style:name="T329" style:family="text">
      <style:text-properties officeooo:rsid="00b49483"/>
    </style:style>
    <style:style style:name="T330" style:family="text">
      <style:text-properties officeooo:rsid="00b59fc5"/>
    </style:style>
    <style:style style:name="T331" style:family="text">
      <style:text-properties officeooo:rsid="00b66b72"/>
    </style:style>
    <style:style style:name="T332" style:family="text">
      <style:text-properties officeooo:rsid="00b7f56e"/>
    </style:style>
    <style:style style:name="T333" style:family="text">
      <style:text-properties officeooo:rsid="00b9151a"/>
    </style:style>
    <style:style style:name="T334" style:family="text">
      <style:text-properties officeooo:rsid="00baa1aa"/>
    </style:style>
    <style:style style:name="T335" style:family="text">
      <style:text-properties officeooo:rsid="00c20c1b"/>
    </style:style>
    <style:style style:name="T336" style:family="text">
      <style:text-properties officeooo:rsid="00c5784b"/>
    </style:style>
    <style:style style:name="T337" style:family="text">
      <style:text-properties officeooo:rsid="00c69bab"/>
    </style:style>
    <style:style style:name="T338" style:family="text">
      <style:text-properties officeooo:rsid="00c88189"/>
    </style:style>
    <style:style style:name="T339" style:family="text">
      <style:text-properties officeooo:rsid="00c88189"/>
    </style:style>
    <style:style style:name="T340" style:family="text">
      <style:text-properties officeooo:rsid="020b5f5c" fo:background-color="#dee6ef" loext:char-shading-value="0"/>
    </style:style>
    <style:style style:name="T341" style:family="text">
      <style:text-properties officeooo:rsid="020e0983" fo:background-color="#dee6ef" loext:char-shading-value="0"/>
    </style:style>
    <style:style style:name="T342" style:family="text">
      <style:text-properties officeooo:rsid="020e2338" fo:background-color="#dee6ef" loext:char-shading-value="0"/>
    </style:style>
    <style:style style:name="T343" style:family="text">
      <style:text-properties officeooo:rsid="02175d5e" fo:background-color="#dee6ef" loext:char-shading-value="0"/>
    </style:style>
    <style:style style:name="T344" style:family="text">
      <style:text-properties officeooo:rsid="0213cdb9" fo:background-color="#dee6ef" loext:char-shading-value="0"/>
    </style:style>
    <style:style style:name="T345" style:family="text">
      <style:text-properties officeooo:rsid="008ace15" fo:background-color="#dee6ef" loext:char-shading-value="0"/>
    </style:style>
    <style:style style:name="T346" style:family="text">
      <style:text-properties officeooo:rsid="0214d7d7" fo:background-color="#dee6ef" loext:char-shading-value="0"/>
    </style:style>
    <style:style style:name="T347" style:family="text">
      <style:text-properties officeooo:rsid="02164599" fo:background-color="#dee6ef" loext:char-shading-value="0"/>
    </style:style>
    <style:style style:name="T348" style:family="text">
      <style:text-properties officeooo:rsid="02186c98" fo:background-color="#dee6ef" loext:char-shading-value="0"/>
    </style:style>
    <style:style style:name="T349" style:family="text">
      <style:text-properties officeooo:rsid="00c88189" fo:background-color="#dee6ef" loext:char-shading-value="0"/>
    </style:style>
    <style:style style:name="T350" style:family="text">
      <style:text-properties officeooo:rsid="021900d4" fo:background-color="#dee6ef" loext:char-shading-value="0"/>
    </style:style>
    <style:style style:name="T351" style:family="text">
      <style:text-properties officeooo:rsid="001508a0" fo:background-color="#dee6ef" loext:char-shading-value="0"/>
    </style:style>
    <style:style style:name="T352" style:family="text">
      <style:text-properties officeooo:rsid="000e6bdd" fo:background-color="#dee6ef" loext:char-shading-value="0"/>
    </style:style>
    <style:style style:name="T353" style:family="text">
      <style:text-properties officeooo:rsid="00ca0f0d" fo:background-color="#dee6ef" loext:char-shading-value="0"/>
    </style:style>
    <style:style style:name="T354" style:family="text">
      <style:text-properties officeooo:rsid="00d7d431" fo:background-color="#dee6ef" loext:char-shading-value="0"/>
    </style:style>
    <style:style style:name="T355" style:family="text">
      <style:text-properties officeooo:rsid="00d9680a" fo:background-color="#dee6ef" loext:char-shading-value="0"/>
    </style:style>
    <style:style style:name="T356" style:family="text">
      <style:text-properties officeooo:rsid="00ca0f0d"/>
    </style:style>
    <style:style style:name="T357" style:family="text">
      <style:text-properties officeooo:rsid="00ca0f0d"/>
    </style:style>
    <style:style style:name="T358" style:family="text">
      <style:text-properties officeooo:rsid="00ca8af3"/>
    </style:style>
    <style:style style:name="T359" style:family="text">
      <style:text-properties officeooo:rsid="00cca909"/>
    </style:style>
    <style:style style:name="T360" style:family="text">
      <style:text-properties officeooo:rsid="00cd1520"/>
    </style:style>
    <style:style style:name="T361" style:family="text">
      <style:text-properties officeooo:rsid="00ce3066"/>
    </style:style>
    <style:style style:name="T362" style:family="text">
      <style:text-properties officeooo:rsid="00cfea1c"/>
    </style:style>
    <style:style style:name="T363" style:family="text">
      <style:text-properties officeooo:rsid="00d05e48"/>
    </style:style>
    <style:style style:name="T364" style:family="text">
      <style:text-properties officeooo:rsid="00d36007"/>
    </style:style>
    <style:style style:name="T365" style:family="text">
      <style:text-properties officeooo:rsid="00d5fac0"/>
    </style:style>
    <style:style style:name="T366" style:family="text">
      <style:text-properties officeooo:rsid="00d64a24"/>
    </style:style>
    <style:style style:name="T367" style:family="text">
      <style:text-properties officeooo:rsid="00d77861"/>
    </style:style>
    <style:style style:name="T368" style:family="text">
      <style:text-properties officeooo:rsid="00d7d431"/>
    </style:style>
    <style:style style:name="T369" style:family="text">
      <style:text-properties officeooo:rsid="00d7d431"/>
    </style:style>
    <style:style style:name="T370" style:family="text">
      <style:text-properties officeooo:rsid="00d9680a"/>
    </style:style>
    <style:style style:name="T371" style:family="text">
      <style:text-properties officeooo:rsid="00d9680a"/>
    </style:style>
    <style:style style:name="T372" style:family="text">
      <style:text-properties officeooo:rsid="00da9728"/>
    </style:style>
    <style:style style:name="T373" style:family="text">
      <style:text-properties officeooo:rsid="00dafa2d"/>
    </style:style>
    <style:style style:name="T374" style:family="text">
      <style:text-properties officeooo:rsid="00db73a1"/>
    </style:style>
    <style:style style:name="T375" style:family="text">
      <style:text-properties officeooo:rsid="00de909a"/>
    </style:style>
    <style:style style:name="T376" style:family="text">
      <style:text-properties officeooo:rsid="00e3a23c"/>
    </style:style>
    <style:style style:name="T377" style:family="text">
      <style:text-properties officeooo:rsid="00e73dc8"/>
    </style:style>
    <style:style style:name="T378" style:family="text">
      <style:text-properties officeooo:rsid="00e79747"/>
    </style:style>
    <style:style style:name="T379" style:family="text">
      <style:text-properties officeooo:rsid="00e806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2">ARMOIRE DE CUISINE INTELLIGENTE</text:h>
      <text:h text:style-name="P2" text:outline-level="3"><text:bookmark-start text:name="__RefHeading___Toc1857_3138935548"/><text:span text:style-name="T1">D</text:span>omaine de l'invention<text:bookmark-end text:name="__RefHeading___Toc1857_3138935548"/></text:h>
      <text:p text:style-name="P18"><text:span text:style-name="T3">L</text:span><text:span text:style-name="T4">a présente </text:span><text:span text:style-name="T3">invention</text:span><text:span text:style-name="T1"> concerne une </text:span><text:span text:style-name="T3">armoire de cuisine</text:span><text:span text:style-name="T5"> (1)</text:span><text:span text:style-name="T4"> </text:span><text:span text:style-name="T87">intelligente</text:span><text:span text:style-name="T88"> qui</text:span><text:span text:style-name="T87"> </text:span><text:span text:style-name="T1">inclu</text:span><text:span text:style-name="T89">t</text:span><text:span text:style-name="T1"> </text:span><text:span text:style-name="T90">un </text:span><text:span text:style-name="T91">ordinateur, des contenants (3) et </text:span><text:span text:style-name="T1">un bras robotique</text:span><text:span text:style-name="T92"> (5)</text:span><text:span text:style-name="T1">. Plus précisément, l'invention se rapporte à</text:span><text:span text:style-name="T93"> un</text:span><text:span text:style-name="T1"> </text:span><text:span text:style-name="T93">appareil incluant </text:span><text:span text:style-name="T1">une armoire de cuisine </text:span><text:span text:style-name="T93">ou autre structure de même nature dans lequel </text:span><text:span text:style-name="T94">est stockés des ingrédients dans des contenants et dans lequel </text:span><text:span text:style-name="T93">est intégré un bras robotique</text:span><text:span text:style-name="T94">.</text:span></text:p>
      <text:h text:style-name="P3" text:outline-level="3"><text:bookmark-start text:name="__RefHeading___Toc1859_3138935548"/>Description de l'art antérieur<text:bookmark-end text:name="__RefHeading___Toc1859_3138935548"/></text:h>
      <text:p text:style-name="P13"><text:span text:style-name="T95">Le domaine connexe le plus similaire possédant de l'art antérieur </text:span><text:span text:style-name="T96">est le domaine d</text:span><text:span text:style-name="T95">es réfrigérateurs intelligents</text:span><text:span text:style-name="T96">.</text:span><text:span text:style-name="T97"> </text:span><text:span text:style-name="T95">Les réfrigérateurs intelligents offrent un produit </text:span><text:span text:style-name="T98">semblable</text:span><text:span text:style-name="T95"> à une armoire de cuisine intelligente, mais diffèrent en plusieurs points</text:span><text:span text:style-name="T99"> de la présente invention</text:span><text:span text:style-name="T95">:</text:span></text:p>
      <text:list xml:id="list121160713" text:style-name="L1">
        <text:list-item>
          <text:p text:style-name="P41"><text:span text:style-name="T100">L</text:span><text:span text:style-name="T101">es ingrédients</text:span><text:span text:style-name="T100"> d'un réfrigérateur</text:span><text:span text:style-name="T101"> sont réfrigérés contrairement à un garde-manger</text:span><text:span text:style-name="T102">.</text:span></text:p>
        </text:list-item>
        <text:list-item>
          <text:p text:style-name="P41"><text:span text:style-name="T103">L</text:span><text:span text:style-name="T101">'inventaire </text:span><text:span text:style-name="T104">automatique </text:span><text:span text:style-name="T101">est </text:span><text:span text:style-name="T105">peu précis puisqu'il est géré </text:span><text:span text:style-name="T101">à travers des caméras</text:span><text:span text:style-name="T105"> </text:span><text:span text:style-name="T106">au lieu d'être géré en mesurant le poids des ingrédients</text:span><text:span text:style-name="T102">.</text:span></text:p>
        </text:list-item>
        <text:list-item>
          <text:p text:style-name="P41"><text:span text:style-name="T107">L</text:span>'inventaire automatique est impossible <text:span text:style-name="T108">par reconnaissance visuelle </text:span>pour de nombreux produits<text:span text:style-name="T108">. Par exemple, il</text:span> existe une très grande <text:span text:style-name="T109">variété</text:span> d'ingrédient<text:span text:style-name="T110"> secs</text:span> qui <text:span text:style-name="T111">ont l'apparence d'une</text:span> poudre bl<text:span text:style-name="T108">a</text:span>nche<text:span text:style-name="T108">.</text:span></text:p>
        </text:list-item>
        <text:list-item>
          <text:p text:style-name="P49"><text:span text:style-name="T112">Les réfrigérateurs intelligents actuels n</text:span>'inclus pas de bras robotique<text:span text:style-name="T102"> qui offre la possibilité de faire plus de tâches dans la cuisine que </text:span><text:span text:style-name="T113">de simplement </text:span><text:span text:style-name="T102">maintenir un inventaire.</text:span></text:p>
          <text:p text:style-name="P50"/>
        </text:list-item>
      </text:list>
      <text:h text:style-name="P3" text:outline-level="3"><text:bookmark-start text:name="__RefHeading___Toc1986_3138935548"/><text:span text:style-name="T114">Sommaire de l'invention</text:span> <text:s text:c="2"/><text:bookmark-end text:name="__RefHeading___Toc1986_3138935548"/></text:h>
      <text:p text:style-name="P27"><text:span text:style-name="T125">On garde souvent en réserve des aliments dans le garde-manger. Toutefois, on a constaté qu'il est facile de gaspiller des aliments en les oubliant au fond de l'armoire. On s'est rendu compte que l'idéal serait d'automatiser le garde-manger.</text:span><text:span text:style-name="T126"> </text:span></text:p>
      <text:p text:style-name="P18"><text:span text:style-name="T69">L'invention concerne un appareil</text:span><text:span text:style-name="T70"> incluant un bras robotique</text:span><text:span text:style-name="T71"> (5)</text:span><text:span text:style-name="T69"> </text:span><text:span text:style-name="T72">muni </text:span><text:span text:style-name="T73">d'un moyen de préhension</text:span><text:span text:style-name="T74"> </text:span><text:span text:style-name="T69">qui </text:span><text:span text:style-name="T75">sort</text:span><text:span text:style-name="T76">, pèse</text:span><text:span text:style-name="T75"> et range automatiquement les ingrédients</text:span><text:span text:style-name="T77"> stockés dans des contenants </text:span><text:span text:style-name="T78">(3) </text:span><text:span text:style-name="T77">comme des pots, des bouteilles, des </text:span><text:span text:style-name="T79">boîtes de </text:span><text:span text:style-name="T77">conserve ou autres objets de même nature</text:span><text:span text:style-name="T75">. De plus, ledit appareil </text:span><text:span text:style-name="T69">maintient un inventaire automatiquement en pesant </text:span><text:span text:style-name="T80">les</text:span><text:span text:style-name="T69"> contenant</text:span><text:span text:style-name="T80">s</text:span><text:span text:style-name="T69"> après chaque utilisation. L'ordinateur peut ainsi </text:span><text:soft-page-break/><text:span text:style-name="T69">faire une liste d'épicerie avec les aliments qui commencent à manquer.</text:span><text:span text:style-name="T80"> Il peut aussi s</text:span><text:span text:style-name="T69">uggérer des recettes avec des aliments qui sont près d'être périmés.</text:span></text:p>
      <text:p text:style-name="P18"><text:span text:style-name="T23">Ledit bras robotique (5) </text:span><text:span text:style-name="T24">a besoin de se déplacer pour </text:span><text:span text:style-name="T23">accéder aux contenants et aux outils</text:span><text:span text:style-name="T25"> à travers un mouvement vertical et/ou horizontal selon la géométrie de l'armoire</text:span><text:span text:style-name="T23">.</text:span></text:p>
      <text:p text:style-name="P18"><text:span text:style-name="T52">Selon un</text:span><text:span text:style-name="T53">e</text:span><text:span text:style-name="T52"> réalisation préférée, </text:span><text:span text:style-name="T54">le bras robotique</text:span><text:span text:style-name="T55"> (5)</text:span><text:span text:style-name="T54"> </text:span><text:span text:style-name="T56">est fixé à un chariot sur un</text:span><text:span text:style-name="T57"> support</text:span><text:span text:style-name="T56"> transversal</text:span><text:span text:style-name="T58"> (</text:span><text:span text:style-name="T81">13</text:span><text:span text:style-name="T58">)</text:span><text:span text:style-name="T59">. Le chariot se déplace latéralement</text:span><text:span text:style-name="T82"> sur ledit support transversale</text:span><text:span text:style-name="T83"> qui</text:span><text:span text:style-name="T59"> est fixé </text:span><text:span text:style-name="T86">au moyen de déplacement vertical</text:span><text:span text:style-name="T59">. L</text:span><text:span text:style-name="T86">e moyen de déplacement vertical</text:span><text:span text:style-name="T59"> est composé d'un moteur, un moyen d'entraînement </text:span><text:span text:style-name="T60">(câble, chaîne, vis-sans-fin, etc) </text:span><text:span text:style-name="T59">et un moyen de contrôle de position</text:span><text:span text:style-name="T60"> (roulement linéaire</text:span><text:span text:style-name="T61">, </text:span><text:span text:style-name="T84">coussinet</text:span><text:span text:style-name="T60">, roue, </text:span><text:span text:style-name="T85">rail, </text:span><text:span text:style-name="T60">etc)</text:span><text:span text:style-name="T59">.</text:span></text:p>
      <text:p text:style-name="P62"><text:span text:style-name="T300">Il est probable que l'appareil de la présente invention nécessite un système de</text:span><text:span text:style-name="T301"> sécurité </text:span><text:span text:style-name="T376">afin d'être suffisamment sécuritaire</text:span><text:span text:style-name="T300">. Selon une réalisation préférée, ledit appareil inclut un moyen de détecter les portes et</text:span><text:span text:style-name="T302"> un moyen d'</text:span><text:span text:style-name="T300">empêche</text:span><text:span text:style-name="T303">r</text:span><text:span text:style-name="T300"> </text:span><text:span text:style-name="T301">ledit appareil de fonctionner lorsque les portes sont ouvertes.</text:span><text:span text:style-name="T304"> Par exemple, </text:span><text:span text:style-name="T305">si les portes de l'armoire sont conçus de manière à ce qu'une seule porte puisse être ouverte en premier, </text:span><text:span text:style-name="T304">un aimant est inséré sur </text:span><text:span text:style-name="T305">cette porte</text:span><text:span text:style-name="T304"> </text:span><text:span text:style-name="T305">et</text:span><text:span text:style-name="T304"> un capteur magnétique est fixé à l'appareil.</text:span><text:span text:style-name="T305"> Lorsque la porte est fermé, le capteur détecte l'aimant et l'appareil peut fonctionner. Lorsque la porte est ouverte, </text:span><text:span text:style-name="T306">le</text:span><text:span text:style-name="T305"> moyen d'empêcher ledit appareil de fonctionner </text:span><text:span text:style-name="T306">est enclenché. Ce moyen peut être un relais, un contacteur, un module de sécurité ou autre</text:span><text:span text:style-name="T307"> système équivalent qui coupe l'alimentation de l'appareil.</text:span></text:p>
      <text:p text:style-name="P63"><text:span text:style-name="T301">Selon une autre réalisation préférée, ledit appareil inclut un moyen de verrouiller les </text:span><text:span text:style-name="T308">portes lorsque l'appareil est en fonction. Ce moyen peut être un solénoïde qui insère une tige dans la porte pour l'empêcher d'ouvrir mécaniquement. Ce moyen peut</text:span><text:span text:style-name="T310"> aussi</text:span><text:span text:style-name="T308"> être </text:span><text:span text:style-name="T309">n'importe quel</text:span><text:span text:style-name="T308"> des nombreux produits qui existe déjà sur le marché qui servent à verrouiller des portes.</text:span><text:span text:style-name="T311">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p>
      <text:p text:style-name="P19"><text:span text:style-name="T26">Le</text:span><text:span text:style-name="T27">dit</text:span><text:span text:style-name="T26"> bras robotique</text:span><text:span text:style-name="T28"> (5)</text:span><text:span text:style-name="T29"> pourrait aller chercher les contenants ou des outils </text:span><text:span text:style-name="T30">à des positions prédéterminés pour chaque objet, mais idéalement, </text:span><text:span text:style-name="T31">selon une réalisation préférée, </text:span><text:span text:style-name="T30">l</text:span><text:span text:style-name="T15">e</text:span><text:span text:style-name="T16">dit</text:span><text:span text:style-name="T15"> bras robotique</text:span><text:span text:style-name="T17"> (5)</text:span><text:span text:style-name="T15"> est muni d</text:span><text:span text:style-name="T18">'un ou des</text:span><text:span text:style-name="T15"> capteur</text:span><text:span text:style-name="T18">s</text:span><text:span text:style-name="T15"> afin de pourvoir interagir avec son environnement. Il possède une caméra</text:span><text:span text:style-name="T32"> (</text:span><text:span text:style-name="T262">***</text:span><text:span text:style-name="T32">)</text:span><text:span text:style-name="T19"> ou un lecteur de code</text:span><text:span text:style-name="T15"> afin de détecter les contenants.</text:span><text:span text:style-name="T20"> Les contenants peuvent être muni d'une étiquette, un code</text:span><text:span text:style-name="T21"> (code barre, code magnétique</text:span><text:span text:style-name="T22">, etc</text:span><text:span text:style-name="T21">)</text:span><text:span text:style-name="T20"> ou autre système similaire afin de simplifier l'identification.</text:span></text:p>
      <text:p text:style-name="P27"><text:soft-page-break/><text:span text:style-name="T135">L'avantage d'utilisé un bras robotique</text:span><text:span text:style-name="T136">,</text:span><text:span text:style-name="T135"> contrairement à d'autres systèmes comme un système de convoyeurs</text:span><text:span text:style-name="T136">,</text:span><text:span text:style-name="T135"> est qu'un bras robotique peut effectuer une multitude de tâches.</text:span><text:span text:style-name="T128"> </text:span><text:span text:style-name="T137">La tâche principale dudit bras robotique </text:span><text:span text:style-name="T138">dans le modèle de base </text:span><text:span text:style-name="T137">est de </text:span><text:span text:style-name="T138">sortir</text:span><text:span text:style-name="T139">, peser</text:span><text:span text:style-name="T138"> et ranger les </text:span><text:span text:style-name="T140">contenants</text:span><text:span text:style-name="T138">.</text:span><text:span text:style-name="T141"> Toutefois, en incorporant des outils dans ledit appareil de la présente invention, le bras robotique peut utiliser </text:span><text:span text:style-name="T142">c</text:span><text:span text:style-name="T141">es outils dans le but d'accomplir de nombreuses tâches dans la cuisine</text:span><text:span text:style-name="T143"> comme couper</text:span><text:span text:style-name="T144">, tremper,</text:span><text:span text:style-name="T145"> chauffer,</text:span><text:span text:style-name="T146"> égoutter, </text:span><text:span text:style-name="T321">ouvrir des </text:span><text:span text:style-name="T337">boîtes de </text:span><text:span text:style-name="T321">conserve, </text:span><text:span text:style-name="T146">pétrir, revenir,</text:span><text:span text:style-name="T144"> </text:span><text:span text:style-name="T146">proportionner, </text:span><text:span text:style-name="T144">verser, </text:span><text:span text:style-name="T147">battre, </text:span><text:span text:style-name="T144">étuver,</text:span><text:span text:style-name="T143"> </text:span><text:span text:style-name="T147">nettoyer, </text:span><text:span text:style-name="T143">fouetter</text:span><text:span text:style-name="T144">, cuire,</text:span><text:span text:style-name="T148"> et bien d'autres.</text:span></text:p>
      <text:p text:style-name="P27"><text:span text:style-name="T149">De nombreuses opérations en cuisine nécessite l'utilisation de deux mains.</text:span><text:span text:style-name="T150"> </text:span><text:span text:style-name="T151">Par exemple, pour ouvrir un contenant, une main doit tenir le contenant et une autre main doit tenir le couvercle.</text:span></text:p>
      <text:p text:style-name="P27"><text:span text:style-name="T152">Ainsi, </text:span><text:span text:style-name="T153">selon</text:span><text:span text:style-name="T152"> une réalisation préférée, ledit appareil inclut </text:span><text:span text:style-name="T154">un étau automatisé</text:span><text:span text:style-name="T155"> qui</text:span><text:span text:style-name="T154"> est utilisé pour tenir des contenants ou des objets.</text:span></text:p>
      <text:p text:style-name="P18"><text:span text:style-name="T41">Selon une autre réalisation préférée, </text:span><text:span text:style-name="T42">ledit appareil inclut un deuxième bras robotique </text:span><text:span text:style-name="T43">comme outil </text:span><text:span text:style-name="T42">afin d'assister </text:span><text:span text:style-name="T44">le bras robotique </text:span><text:span text:style-name="T45">principal</text:span><text:span text:style-name="T44"> (5) </text:span><text:span text:style-name="T42">dans les tâches de cuisine.</text:span><text:span text:style-name="T46"> Le deuxième bras robotique est fixe sur la surface de travail contrairement au bras </text:span><text:span text:style-name="T47">principal</text:span><text:span text:style-name="T46"> qui peut se déplacer dans l'ensemble de l'appareil pour aller chercher des contenants partout.</text:span></text:p>
      <text:p text:style-name="P27"><text:span text:style-name="T156">Ledit appareil</text:span><text:span text:style-name="T157"> doit</text:span><text:span text:style-name="T158"> inclu</text:span><text:span text:style-name="T157">re</text:span><text:span text:style-name="T158"> </text:span><text:span text:style-name="T159">au minimum </text:span><text:span text:style-name="T158">un capteur</text:span><text:span text:style-name="T295"> de pesage</text:span><text:span text:style-name="T158"> </text:span><text:span text:style-name="T157">afin de</text:span><text:span text:style-name="T158"> peser les ingrédients. Selon une réalisation préférée, </text:span><text:span text:style-name="T240">un</text:span><text:span text:style-name="T158"> capteur se retrouve </text:span><text:span text:style-name="T240">dans</text:span><text:span text:style-name="T158"> une balance. Le bras robotique dépose </text:span><text:span text:style-name="T160">un</text:span><text:span text:style-name="T158"> contenant sur la balance pour déterminer </text:span><text:span text:style-name="T160">son</text:span><text:span text:style-name="T158"> poids.</text:span></text:p>
      <text:p text:style-name="P18"><text:span text:style-name="T48">Selon une autre réalisation préférée, </text:span><text:span text:style-name="T49">un</text:span><text:span text:style-name="T48"> capteur se retrouve directement sur le bras robotique</text:span><text:span text:style-name="T50"> </text:span><text:span text:style-name="T51">principal</text:span><text:span text:style-name="T48">. Le bras robotique connaît alors rapidement le poids de ce qu'il porte.</text:span></text:p>
      <text:p text:style-name="P27"><text:span text:style-name="T158">Selon une autre réalisation préférée, </text:span><text:span text:style-name="T241">un</text:span><text:span text:style-name="T158"> capteur se retrouve sur</text:span><text:span text:style-name="T161"> l'étau ou</text:span><text:span text:style-name="T158"> </text:span><text:span text:style-name="T162">la main </text:span><text:span text:style-name="T163">du bras robotique fixe</text:span><text:span text:style-name="T158">.</text:span><text:span text:style-name="T162"> Cela permet de mesurer le poid</text:span><text:span text:style-name="T164">s des ingrédients</text:span><text:span text:style-name="T162"> extrai</text:span><text:span text:style-name="T164">ent</text:span><text:span text:style-name="T162"> des </text:span><text:span text:style-name="T164">contenants</text:span><text:span text:style-name="T162"> puisque l</text:span><text:span text:style-name="T165">'étau ou l</text:span><text:span text:style-name="T162">a main </text:span><text:span text:style-name="T166">du bras robotique </text:span><text:span text:style-name="T162">fixe maintient le </text:span><text:span text:style-name="T164">contenant</text:span><text:span text:style-name="T162"> en place lors de l'extraction.</text:span></text:p>
      <text:p text:style-name="P27"><text:span text:style-name="T167">Ledit appareil possède un </text:span><text:span text:style-name="T168">ordinateur </text:span><text:span text:style-name="T167">pour tout contrôler. Ledit ordinateur </text:span><text:span text:style-name="T169">est aussi un serveur auquel un ou des clients peuvent se connecter pour</text:span><text:span text:style-name="T168"> communiquer </text:span><text:span text:style-name="T169">avec </text:span><text:span text:style-name="T168">l'appareil</text:span><text:span text:style-name="T167"> à travers un réseau.</text:span></text:p>
      <text:p text:style-name="P28">Selon une réalisation préférée, un écran tactile est intégré dans l'appareil afin de pouvoir communiquer directement avec ledit ordinateur sans passer par l'intermédiaire d'un autre ordinateur.</text:p>
      <text:p text:style-name="P27"><text:soft-page-break/><text:span text:style-name="T170">De nombreuses recettes et de nombreuses transformations d'aliments requi</text:span><text:span text:style-name="T171">èr</text:span><text:span text:style-name="T170">e</text:span><text:span text:style-name="T171">nt</text:span><text:span text:style-name="T170"> </text:span><text:span text:style-name="T171">de l'eau potable et</text:span><text:span text:style-name="T172">/ou</text:span><text:span text:style-name="T171"> rejettent des eaux usées.</text:span></text:p>
      <text:p text:style-name="P61"><text:span text:style-name="T171">Selon une réalisation préférée, ledit </text:span><text:span text:style-name="T173">appareil inclus un</text:span><text:span text:style-name="T325"> évier.</text:span><text:span text:style-name="T326"> L'</text:span><text:span text:style-name="T173">entrée d'eau</text:span><text:span text:style-name="T174"> </text:span><text:span text:style-name="T326">est acheminé </text:span><text:span text:style-name="T330">comme </text:span><text:span text:style-name="T326">normalement</text:span><text:span text:style-name="T327"> </text:span><text:span text:style-name="T175">par la pression du système de plomberie à travers une valve</text:span><text:span text:style-name="T328">.</text:span><text:span text:style-name="T326"> </text:span><text:span text:style-name="T328">T</text:span><text:span text:style-name="T326">andis que la</text:span><text:span text:style-name="T174"> sortie d'eau</text:span><text:span text:style-name="T328"> peut soit être évacué par gravité ou sois être </text:span><text:span text:style-name="T174">comme </text:span><text:span text:style-name="T331">dans </text:span><text:span text:style-name="T174">un lave-vaisselle</text:span><text:span text:style-name="T328"> et être évacué</text:span><text:span text:style-name="T175"> par l'entremise d'une pompe. </text:span><text:span text:style-name="T329">Le</text:span><text:span text:style-name="T174"> </text:span><text:span text:style-name="T322">bassin</text:span><text:span text:style-name="T174"> </text:span><text:span text:style-name="T323">recueill</text:span><text:span text:style-name="T329">ant</text:span><text:span text:style-name="T323"> </text:span><text:span text:style-name="T176">temporairement</text:span><text:span text:style-name="T174"> l'eau usée</text:span><text:span text:style-name="T329"> possède une légère </text:span><text:span text:style-name="T324">inclinaison </text:span><text:span text:style-name="T329">vers le drain dans le but d'éviter de garder de l'eau stagnante dans le fond du bassin.</text:span><text:span text:style-name="T332"> Le bassin est recouvert d'une plaque perforée (16) </text:span><text:span text:style-name="T333">pour offrir une surface de travail supplémentaire et permettre à l'utilisateur de déposer des contenants sur cette surface. </text:span><text:span text:style-name="T332">Le bassin possède un rebord</text:span><text:span text:style-name="T334"> plus élevé que la plaque perforée</text:span><text:span text:style-name="T332"> dans le but d'éviter </text:span><text:span text:style-name="T334">que de l'eau ne ruisselle sur la plaque</text:span><text:span text:style-name="T335"> jusqu'</text:span><text:span text:style-name="T334">à l'extérieur de l'évier.</text:span></text:p>
      <text:p text:style-name="P29">Dans les dessins qui illustrent l'invention, </text:p>
      <text:p text:style-name="P38">la FIGURE 1 est une vue <text:span text:style-name="T92">de face de l'appareil selon la présente invention</text:span><text:span text:style-name="T177">, </text:span><text:span text:style-name="T92">les portes fermées</text:span>, </text:p>
      <text:p text:style-name="P69"><text:span text:style-name="T6">la FIGURE </text:span><text:span text:style-name="T7">2</text:span><text:span text:style-name="T6"> est une vue</text:span><text:span text:style-name="T8"> du même appareil, les portes ouvertes, </text:span><text:span text:style-name="T9">affichant comme </text:span><text:span text:style-name="T10">exemple</text:span><text:span text:style-name="T8"> </text:span><text:span text:style-name="T11">certains</text:span><text:span text:style-name="T8"> outils</text:span><text:span text:style-name="T9">:</text:span><text:span text:style-name="T12"> u</text:span><text:span text:style-name="T13">n</text:span><text:span text:style-name="T8"> four (6), </text:span><text:span text:style-name="T13">un </text:span><text:span text:style-name="T14">bras mélangeur (7) et </text:span><text:span text:style-name="T13">une </text:span><text:span text:style-name="T8">spatule (</text:span><text:span text:style-name="T14">8</text:span><text:span text:style-name="T8">)</text:span><text:span text:style-name="T66"> et</text:span></text:p>
      <text:p text:style-name="P65"><text:span text:style-name="T62">l</text:span><text:span text:style-name="T2">a FIGURE 3 est une vue d'un</text:span><text:span text:style-name="T67"> autre</text:span><text:span text:style-name="T2"> appareil selon la présente invention, les portes ouvertes, comportant un évier (</text:span><text:span text:style-name="T63">20</text:span><text:span text:style-name="T2">)</text:span><text:span text:style-name="T64">, un four (6), et un lave vaisselle (</text:span><text:span text:style-name="T65">17</text:span><text:span text:style-name="T64">)</text:span><text:span text:style-name="T65">.</text:span></text:p>
      <text:p text:style-name="P60"><text:span text:style-name="T178">Dans les dessins, seulement un four (6), un bras mélangeur (7) et une spatule (8) sont affichés. Toutefois, tou</text:span><text:span text:style-name="T179">s</text:span><text:span text:style-name="T178"> les outils de cuisine </text:span><text:span text:style-name="T179">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80"> </text:span><text:span text:style-name="T179">lave</text:span><text:span text:style-name="T180">-</text:span><text:span text:style-name="T179">vaisselle, une mini cuisinière, un mini réfrigérateur, une machine à pain, </text:span><text:span text:style-name="T239">une machine à café, </text:span><text:span text:style-name="T179">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64"/>
      <text:p text:style-name="P64">La caméra (13) est fixé à la main du bras robotique (5)<text:span text:style-name="T320">.</text:span></text:p>
      <text:p text:style-name="P56">Revendications</text:p>
      <text:p text:style-name="P68">Les réalisations de l’invention, au sujet desquelles un droit exclusif de propriété ou de privilège est revendiqué, sont définies comme suit<text:span text:style-name="T181"> : </text:span></text:p>
      <text:p text:style-name="P68"/>
      <text:p text:style-name="P43"><text:span text:style-name="T182">1) U</text:span><text:span text:style-name="T127">n appareil</text:span><text:span text:style-name="T128"> </text:span><text:span text:style-name="T183">de stockage d'aliments </text:span><text:span text:style-name="T182">constitué d'une armoire de cuisine ou autre structure de même nature,</text:span><text:span text:style-name="T128"> un bras robotique</text:span><text:span text:style-name="T182">, un ordinateur et des contenants</text:span><text:span text:style-name="T184">, lequel bras robotique</text:span><text:span text:style-name="T268"> est muni d'un</text:span><text:span text:style-name="T313"> </text:span><text:span text:style-name="T359">moyen de déplacement et d'un </text:span><text:span text:style-name="T313">moyen de préhension</text:span><text:span text:style-name="T184"> </text:span><text:span text:style-name="T360">pour</text:span><text:span text:style-name="T184"> manipuler </text:span><text:span text:style-name="T279">lesdits</text:span><text:span text:style-name="T184"> contenants, lequel ordinateur interagit avec l'utilisateur et contrôle le</text:span><text:span text:style-name="T270">dit</text:span><text:span text:style-name="T184"> bras robotique</text:span><text:span text:style-name="T270">, </text:span><text:span text:style-name="T184">le</text:span><text:span text:style-name="T270">s</text:span><text:span text:style-name="T184">quel</text:span><text:span text:style-name="T270">s</text:span><text:span text:style-name="T184"> </text:span><text:span text:style-name="T271">contenants </text:span><text:span text:style-name="T272">servent à</text:span><text:span text:style-name="T184"> stock</text:span><text:span text:style-name="T272">er</text:span><text:span text:style-name="T184"> des aliments</text:span><text:span text:style-name="T278">.</text:span></text:p>
      <text:p text:style-name="P43"/>
      <text:p text:style-name="P45"><text:span text:style-name="T312">2)</text:span><text:span text:style-name="T313"> Un appareil selon la revendication 1, </text:span><text:span text:style-name="T273">caractérisé en ce que </text:span><text:span text:style-name="T186">le </text:span><text:span text:style-name="T313">moyen </text:span><text:span text:style-name="T315">de préhension </text:span><text:span text:style-name="T314">comporte un</text:span><text:span text:style-name="T316">e</text:span><text:span text:style-name="T314"> pince rattaché </text:span><text:span text:style-name="T317">sur et contrôl</text:span><text:span text:style-name="T318">é</text:span><text:span text:style-name="T317"> par led</text:span><text:span text:style-name="T314">it bras robotique.</text:span></text:p>
      <text:p text:style-name="P45"/>
      <text:p text:style-name="P46"><text:span text:style-name="T358">3) </text:span><text:span text:style-name="T313">Un appareil selon la revendication </text:span><text:span text:style-name="T267">1</text:span><text:span text:style-name="T313">, </text:span><text:span text:style-name="T273">caractérisé en ce que </text:span><text:span text:style-name="T361">le moyen </text:span><text:span text:style-name="T364">de déplacement comporte un</text:span><text:span text:style-name="T362"> moyen d'effectuer un mouvement vertical</text:span><text:span text:style-name="T364"> composé d'un moteur, un moyen d'entraînement et un moyen de contrôle de position.</text:span></text:p>
      <text:p text:style-name="P46"/>
      <text:p text:style-name="P48"><text:span text:style-name="T366">4) </text:span><text:span text:style-name="T313">Un appareil selon la revendication </text:span><text:span text:style-name="T68">3</text:span><text:span text:style-name="T313">, </text:span><text:span text:style-name="T273">caractérisé en ce que </text:span><text:span text:style-name="T361">le moyen de </text:span><text:span text:style-name="T367">d'entraînement du moyen d'effectuer un mouvement vertical est composé d'un câble, d'une chaîne ou d'une vis-sans-fin</text:span><text:span text:style-name="T373">.</text:span></text:p>
      <text:p text:style-name="P48"/>
      <text:p text:style-name="P48"><text:span text:style-name="T367">5)</text:span><text:span text:style-name="T366"> </text:span><text:span text:style-name="T313">Un appareil selon la revendication </text:span><text:span text:style-name="T68">3</text:span><text:span text:style-name="T313">, </text:span><text:span text:style-name="T273">caractérisé en ce que </text:span><text:span text:style-name="T361">le moyen de </text:span><text:span text:style-name="T367">contrôle de position du moyen d'effectuer un mouvement vertical est composé </text:span><text:span text:style-name="T374">de</text:span><text:span text:style-name="T372"> rails et </text:span><text:span text:style-name="T367">d</text:span><text:span text:style-name="T368">e roues</text:span><text:span text:style-name="T372">, </text:span><text:span text:style-name="T368">roulements </text:span><text:span text:style-name="T372">linéaires ou coussinets</text:span><text:span text:style-name="T375">.</text:span></text:p>
      <text:p text:style-name="P46"/>
      <text:p text:style-name="P47"><text:span text:style-name="T363">4</text:span><text:span text:style-name="T358">) </text:span><text:span text:style-name="T313">Un appareil selon la revendication </text:span><text:span text:style-name="T68">3</text:span><text:span text:style-name="T313">, </text:span><text:span text:style-name="T273">caractérisé en ce que </text:span><text:span text:style-name="T361">le moyen de déplacement du</text:span><text:span text:style-name="T362">dit bras robotique comporte un support transversal</text:span><text:span text:style-name="T365"> et</text:span><text:span text:style-name="T362"> un chariot</text:span><text:span text:style-name="T365">, lequel chariot se déplace latéralement sur ledit support transversal.</text:span></text:p>
      <text:p text:style-name="P43"/>
      <text:p text:style-name="P53">2)<text:span text:style-name="T185"> Un appareil selon la revendication 1, </text:span><text:span text:style-name="T273">caractérisé en ce que </text:span><text:span text:style-name="T186">le bras robotique possède </text:span><text:span text:style-name="T274">un moyen de d'identifier les</text:span><text:span text:style-name="T280">dits</text:span><text:span text:style-name="T274"> contenants ou des outils</text:span><text:span text:style-name="T275">.</text:span></text:p>
      <text:p text:style-name="P53"/>
      <text:p text:style-name="P54"><text:soft-page-break/>3) Un appareil selon la revendication 2, caractérisé en ce que le moyen <text:span text:style-name="T276">d'identification des contenants ou des outils </text:span><text:span text:style-name="T277">comporte une caméra intégré à la main dudit bras robotique</text:span><text:span text:style-name="T281"> permettant d'identifier visuellement lesdits contenants ou des outils ou de lire des codes</text:span><text:span text:style-name="T282">-barres ou </text:span><text:span text:style-name="T319">d'</text:span><text:span text:style-name="T282">autres identifiants de même nature</text:span><text:span text:style-name="T281">.</text:span></text:p>
      <text:p text:style-name="P54"/>
      <text:p text:style-name="P55"><text:span text:style-name="T289">4</text:span>) Un appareil selon la revendication 2, caractérisé en ce que le moyen <text:span text:style-name="T276">d'identification des contenants ou des outils </text:span><text:span text:style-name="T277">comporte un</text:span><text:span text:style-name="T281"> lecteur de code</text:span><text:span text:style-name="T277"> intégré à la main dudit bras robotique</text:span><text:span text:style-name="T281"> permettant de lire les codes apposés sur lesdits contenants ou des outils.</text:span></text:p>
      <text:p text:style-name="P53"/>
      <text:p text:style-name="P42"><text:span text:style-name="T289">5</text:span><text:span text:style-name="T187">) </text:span><text:span text:style-name="T185">Un appareil selon la revendication </text:span><text:span text:style-name="T263">1, 2,</text:span><text:span text:style-name="T265"> 3,</text:span><text:span text:style-name="T263"> </text:span><text:span text:style-name="T264">ou </text:span><text:span text:style-name="T265">4</text:span><text:span text:style-name="T187">, </text:span><text:span text:style-name="T283">caractérisé en ce que l</text:span><text:span text:style-name="T285">edit </text:span><text:span text:style-name="T284">appareil</text:span><text:span text:style-name="T285"> de la présente invention</text:span><text:span text:style-name="T283"> </text:span><text:span text:style-name="T284">inclut un</text:span><text:span text:style-name="T188"> </text:span><text:span text:style-name="T286">ou </text:span><text:span text:style-name="T188">des outils</text:span><text:span text:style-name="T288"> ou appareils</text:span><text:span text:style-name="T287"> de cuisine</text:span><text:span text:style-name="T188"> permettant d'accomplir des tâ</text:span><text:span text:style-name="T189">ches dans la cuisine</text:span><text:span text:style-name="T203">.</text:span></text:p>
      <text:p text:style-name="P51"/>
      <text:p text:style-name="P14"><text:span text:style-name="T205">6</text:span><text:span text:style-name="T204">)</text:span><text:span text:style-name="T33"> Un appareil selon la revendication </text:span><text:span text:style-name="T40">5</text:span><text:span text:style-name="T33">, </text:span><text:span text:style-name="T34">caractérisé en ce </text:span><text:span text:style-name="T36">que </text:span><text:span text:style-name="T35">lesdits appareils de cuisine comporte un four</text:span><text:span text:style-name="T3"> permett</text:span><text:span text:style-name="T38">a</text:span><text:span text:style-name="T3">nt au</text:span><text:span text:style-name="T36">dit</text:span><text:span text:style-name="T3"> bras robotique de</text:span><text:span text:style-name="T36"> déposer des contenants allant au </text:span><text:span text:style-name="T37">four</text:span><text:span text:style-name="T36"> dans ledit four</text:span><text:span text:style-name="T39"> afin de</text:span><text:span text:style-name="T3"> cuire certains aliments.</text:span></text:p>
      <text:p text:style-name="P52"/>
      <text:p text:style-name="P15"><text:span text:style-name="T291">7</text:span>) Un appareil selon la revendication <text:span text:style-name="T266">1, 2, 3, 4, 5 ou 6</text:span>, <text:span text:style-name="T283">caractérisé en ce que l</text:span><text:span text:style-name="T285">edit </text:span><text:span text:style-name="T284">appareil</text:span><text:span text:style-name="T285"> de la présente invention</text:span><text:span text:style-name="T283"> </text:span><text:span text:style-name="T284">inclut </text:span>un étau<text:span text:style-name="T235"> </text:span>automatisé qui est utilisé pour tenir des contenants ou d<text:span text:style-name="T290">'autres</text:span> <text:span text:style-name="T236">objets.</text:span></text:p>
      <text:p text:style-name="P31"/>
      <text:p text:style-name="P21"><text:span text:style-name="T292">8</text:span><text:span text:style-name="T237">) Un appareil selon la revendication </text:span><text:span text:style-name="T232">1, 2, 3, 4, 5 ou 6</text:span><text:span text:style-name="T237">, </text:span><text:span text:style-name="T206">caractérisé en ce que l</text:span><text:span text:style-name="T207">edit </text:span><text:span text:style-name="T208">appareil</text:span><text:span text:style-name="T207"> de la présente invention</text:span><text:span text:style-name="T206"> </text:span><text:span text:style-name="T208">inclut </text:span><text:span text:style-name="T237">un deuxième bras robotique </text:span><text:span text:style-name="T293">secondaire</text:span><text:span text:style-name="T294"> fixé sur une surface de travail dans l'appareil</text:span><text:span text:style-name="T237"> pour assister dans les tâches de la cuisine.</text:span></text:p>
      <text:p text:style-name="P32"/>
      <text:p text:style-name="P20"><text:span text:style-name="T210">9</text:span><text:span text:style-name="T198">) Un appareil selon la revendication </text:span><text:span text:style-name="T232">1, 2, 3, 4, 5 ou 6</text:span><text:span text:style-name="T198">, </text:span><text:span text:style-name="T206">caractérisé en ce que l</text:span><text:span text:style-name="T207">edit </text:span><text:span text:style-name="T208">appareil</text:span><text:span text:style-name="T207"> de la présente invention</text:span><text:span text:style-name="T206"> </text:span><text:span text:style-name="T208">inclut </text:span><text:span text:style-name="T198">un </text:span><text:span text:style-name="T209">moyen de peser les ingrédients</text:span><text:span text:style-name="T218">.</text:span></text:p>
      <text:p text:style-name="P36"/>
      <text:p text:style-name="P22"><text:span text:style-name="T211">10</text:span><text:span text:style-name="T196">)</text:span><text:span text:style-name="T197"> <text:s/></text:span><text:span text:style-name="T198">Un appareil selon la revendication </text:span><text:span text:style-name="T212">9</text:span><text:span text:style-name="T199">, </text:span><text:span text:style-name="T206">caractérisé en ce que </text:span><text:span text:style-name="T213">le moyen de peser les ingrédients est constitué d'une balance</text:span><text:span text:style-name="T214"> possédant un moyen de communication avec ledit ordinateur et</text:span><text:span text:style-name="T213"> sur laquelle ledit bras robotique dépose </text:span><text:span text:style-name="T214">lesdits contenants.</text:span></text:p>
      <text:p text:style-name="P33"><text:soft-page-break/></text:p>
      <text:p text:style-name="P23"><text:span text:style-name="T215">1</text:span><text:span text:style-name="T216">1</text:span><text:span text:style-name="T196">)</text:span><text:span text:style-name="T197"> <text:s/></text:span><text:span text:style-name="T198">Un appareil se</text:span><text:span text:style-name="T115">lon la revendication </text:span><text:span text:style-name="T116">9</text:span><text:span text:style-name="T117">, </text:span><text:span text:style-name="T118">caractérisé en ce que </text:span><text:span text:style-name="T119">le moyen de peser les ingrédients est constitué d'u</text:span><text:span text:style-name="T117">n capteur</text:span><text:span text:style-name="T120"> de pesage</text:span><text:span text:style-name="T117"> </text:span><text:span text:style-name="T121">installé</text:span><text:span text:style-name="T122"> directement sur le bras robotique </text:span><text:span text:style-name="T123">principal</text:span><text:span text:style-name="T124">.</text:span></text:p>
      <text:p text:style-name="P34"/>
      <text:p text:style-name="P24"><text:span text:style-name="T223">12</text:span><text:span text:style-name="T196">)</text:span><text:span text:style-name="T197"> <text:s/></text:span><text:span text:style-name="T198">Un appareil selon la revendication </text:span><text:span text:style-name="T220">9</text:span><text:span text:style-name="T199">, </text:span><text:span text:style-name="T206">caractérisé en ce que </text:span><text:span text:style-name="T213">le moyen de peser les ingrédients est constitué d'u</text:span><text:span text:style-name="T199">n capteur</text:span><text:span text:style-name="T217"> de pesage</text:span><text:span text:style-name="T199"> </text:span><text:span text:style-name="T219">installé</text:span><text:span text:style-name="T200"> directement sur l</text:span><text:span text:style-name="T222">edit </text:span><text:span text:style-name="T221">étau ou sur le</text:span><text:span text:style-name="T222">dit</text:span><text:span text:style-name="T221"> bras robotique secondaire</text:span><text:span text:style-name="T200">.</text:span></text:p>
      <text:p text:style-name="P25"><text:span text:style-name="T224">13</text:span><text:span text:style-name="T225">) Un appareil selon la revendication </text:span><text:span text:style-name="T233">1</text:span><text:span text:style-name="T225">, </text:span><text:span text:style-name="T206">caractérisé en ce que l</text:span><text:span text:style-name="T207">edit </text:span><text:span text:style-name="T208">appareil</text:span><text:span text:style-name="T207"> de la présente invention</text:span><text:span text:style-name="T206"> </text:span><text:span text:style-name="T225"><text:s/>inclut un écran tactile afin de</text:span><text:span text:style-name="T228"> permettre à l'utilisateur de</text:span><text:span text:style-name="T225"> communiquer directement avec l</text:span><text:span text:style-name="T226">edit </text:span><text:span text:style-name="T225">ordinateur</text:span><text:span text:style-name="T229"> sans passer par un autre ordinateur</text:span><text:span text:style-name="T227">.</text:span></text:p>
      <text:p text:style-name="P35"/>
      <text:p text:style-name="P26"><text:span text:style-name="T201">1</text:span><text:span text:style-name="T231">4</text:span><text:span text:style-name="T201">) Un appareil selon la revendication </text:span><text:span text:style-name="T234">1,</text:span><text:span text:style-name="T201"> </text:span><text:span text:style-name="T206">caractérisé en ce que l</text:span><text:span text:style-name="T207">edit </text:span><text:span text:style-name="T208">appareil</text:span><text:span text:style-name="T207"> de la présente invention</text:span><text:span text:style-name="T206"> </text:span><text:span text:style-name="T201"><text:s/>inclut une entrée d'eau potable</text:span><text:span text:style-name="T230">,</text:span><text:span text:style-name="T201"> une sortie d'eau usée et un réservoir pour </text:span><text:span text:style-name="T202">recueillir</text:span><text:span text:style-name="T201">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189"><text:s/>incluant, mais ne se limitant pas à: </text:span><text:span text:style-name="T190">couper</text:span><text:span text:style-name="T191">, tremper,</text:span><text:span text:style-name="T192"> chauffer,</text:span><text:span text:style-name="T193"> égoutter, pétrir, revenir,</text:span><text:span text:style-name="T191"> </text:span><text:span text:style-name="T193">proportionner, </text:span><text:span text:style-name="T191">verser, </text:span><text:span text:style-name="T194">battre, </text:span><text:span text:style-name="T191">étuver,</text:span><text:span text:style-name="T190"> </text:span><text:span text:style-name="T194">nettoyer, </text:span><text:span text:style-name="T190">fouetter</text:span><text:span text:style-name="T191">, cuire</text:span><text:span text:style-name="T189">..</text:span><text:span text:style-name="T195">.</text:span></text:p>
      <text:p text:style-name="P10"/>
      <text:p text:style-name="P10"/>
      <text:p text:style-name="P6">7) Un appareil selon la revendication 6, dans lequel est intégré optionnellement un mini lave-vaisselle. Celui-ci permet au bras robotique de nettoyer ses outils et ses contenants.</text:p>
      <text:p text:style-name="P6"><text:soft-page-break/></text:p>
      <text:p text:style-name="P7"><text:span text:style-name="T187">3) </text:span><text:span text:style-name="T185">Un appareil selon la revendication </text:span><text:span text:style-name="T187">2, </text:span><text:span text:style-name="T188">dans lequel est inclut des outils permettant d'accomplir des tâ</text:span><text:span text:style-name="T189">ches dans la cuisine incluant, mais ne se limitant pas à: </text:span><text:span text:style-name="T190">couper</text:span><text:span text:style-name="T191">, tremper,</text:span><text:span text:style-name="T192"> chauffer,</text:span><text:span text:style-name="T193"> égoutter, pétrir, revenir,</text:span><text:span text:style-name="T191"> </text:span><text:span text:style-name="T193">proportionner, </text:span><text:span text:style-name="T191">verser, </text:span><text:span text:style-name="T194">battre, </text:span><text:span text:style-name="T191">étuver,</text:span><text:span text:style-name="T190"> </text:span><text:span text:style-name="T194">nettoyer, </text:span><text:span text:style-name="T190">fouetter</text:span><text:span text:style-name="T191">, cuire</text:span><text:span text:style-name="T189">..</text:span><text:span text:style-name="T195">.</text:span></text:p>
      <text:h text:style-name="P5" text:outline-level="3">Les caractéristiques de vos revendications</text:h>
      <text:p text:style-name="P37">Votre revendication doit être <text:span text:style-name="Strong_20_Emphasis">claire</text:span> pour éviter une interprétation du lecteur. Si vous utilisez des mots comme «<text:span text:style-name="T260"> mince </text:span>», «<text:span text:style-name="T260"> fort </text:span>», « <text:span text:style-name="T260">une grande partie</text:span> », « <text:span text:style-name="T260">tel que</text:span> », ou « <text:span text:style-name="T260">au besoin</text:span> », vous n’êtes probablement pas assez clair. Ces mots obligent le lecteur à porter un jugement en fonction de son opinion plutôt que d’une observation objective.</text:p>
      <text:p text:style-name="P37">Chaque revendication doit être <text:span text:style-name="Strong_20_Emphasis">complète</text:span>, c’est-à-dire qu’elle doit comprendre une <text:span text:style-name="T260">caractéristique inventive</text:span> et présenter<text:span text:style-name="T260"> suffisamment d’éléments</text:span> pour mettre l’invention dans le bon contexte.</text:p>
      <text:p text:style-name="P37">Les revendications doivent être <text:span text:style-name="Strong_20_Emphasis"><text:span text:style-name="T260">fondées</text:span></text:span><text:span text:style-name="T260"> sur la description</text:span>. Cela signifie que tout ce qui concerne votre invention et dont vous parlez dans les revendications doit être <text:span text:style-name="T260">entièrement expliqué dans la description</text:span>. De plus, <text:span text:style-name="T260">les mots que vous utilisez</text:span> dans les revendications <text:span text:style-name="T260">doivent se trouver dans la description</text:span> ou pouvoir être clairement suggérés par la description. </text:p>
      <text:h text:style-name="P4" text:outline-level="3"><text:bookmark text:name="Structure"/>La structure de vos revendications</text:h>
      <text:p text:style-name="P37">Une revendication est rédigée en une seule phrase (un énoncé) composée de trois parties : le préambule (ou l’introduction), le corps (ou la portée) et l’expression transitoire.</text:p>
      <text:p text:style-name="P37">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37">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37">L’<text:span text:style-name="Strong_20_Emphasis">expression transitoire</text:span> fait le lien entre les deux parties précédentes et se compose de mots ou d’expressions comme : </text:p>
      <text:list xml:id="list1605290529" text:style-name="L2">
        <text:list-item>
          <text:p text:style-name="P66">« qui comprend »; </text:p>
        </text:list-item>
        <text:list-item>
          <text:p text:style-name="P66">« comprenant »; </text:p>
        </text:list-item>
        <text:list-item>
          <text:p text:style-name="P66">« incluant »; </text:p>
        </text:list-item>
        <text:list-item>
          <text:p text:style-name="P66">« composé de »; </text:p>
        </text:list-item>
        <text:list-item>
          <text:p text:style-name="P57">« composé essentiellement de ». </text:p>
        </text:list-item>
      </text:list>
      <text:p text:style-name="P37"><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37">Dans l’exemple qui suit, « un dispositif de saisie des données » est le préambule, « comprenant » est l’expression transitoire et le reste de la revendication forme le corps. </text:p>
      <text:h text:style-name="P39" text:outline-level="2"><text:bookmark text:name="wr01433"/><text:soft-page-break/>Conseils sur la rédaction des revendications</text:h>
      <text:p text:style-name="P37">Voici un résumé qui vous aidera à rédiger vos revendications : </text:p>
      <text:list xml:id="list4085274538" text:style-name="L3">
        <text:list-item>
          <text:p text:style-name="P67">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67">Commencez par vos revendications les plus générales et progressez vers les plus précises. </text:p>
        </text:list-item>
        <text:list-item>
          <text:p text:style-name="P67">Commencez les revendications sur une <text:span text:style-name="Strong_20_Emphasis">nouvelle page</text:span> (distincte de la description) et numérotez chaque revendication en chiffres arabes en commençant par 1. </text:p>
        </text:list-item>
        <text:list-item>
          <text:p text:style-name="P67">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58">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37">Revendication d'appareil</text:p>
      <text:p text:style-name="P37">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30"/>
      <text:p text:style-name="P9">TODO: Revendication<text:span text:style-name="T238">s</text:span> par usage</text:p>
      <text:p text:style-name="P9"/>
      <text:p text:style-name="P16">La pratique canadienne dans ce domaine permet de revendiquer dans une même demande: </text:p>
      <text:p text:style-name="P16">(a) un produit et son procédé de préparation;</text:p>
      <text:p text:style-name="P16">(b) un produit et son usage (par exemple, un additif de viscosité et une huile incluant cet additif);</text:p>
      <text:p text:style-name="P16"><text:soft-page-break/>(c) un produit, son procédé de préparation et son usage; ou</text:p>
      <text:p text:style-name="P16">(d) un procédé et un appareil spécialement adapté à mettre à exécution le procédé;</text:p>
      <text:p text:style-name="P16">(e) un produit, son procédé de préparation et un appareil spécialement adapté à mettre à exécution le procédé; et</text:p>
      <text:p text:style-name="P17">(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3T15:26:56.830483963</dc:date>
    <meta:editing-duration>PT9H2M58S</meta:editing-duration>
    <meta:editing-cycles>218</meta:editing-cycles>
    <meta:document-statistic meta:table-count="0" meta:image-count="0" meta:object-count="0" meta:page-count="11" meta:paragraph-count="95" meta:word-count="3126" meta:character-count="20243" meta:non-whitespace-character-count="17057"/>
  </office:meta>
</office:document-meta>
</file>